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 manifest:media-type=""/>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venir" svg:font-family="Avenir" style:font-adornments="Regular" style:font-pitch="variable"/>
    <style:font-face style:name="Minion Pro1" svg:font-family="'Minion Pro'" style:font-pitch="variable"/>
    <style:font-face style:name="Minion Pro" svg:font-family="'Minion Pr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4.706cm" fo:margin-left="6.844cm" table:align="left"/>
    </style:style>
    <style:style style:name="Table1.A" style:family="table-column">
      <style:table-column-properties style:column-width="1.122cm"/>
    </style:style>
    <style:style style:name="Table1.B" style:family="table-column">
      <style:table-column-properties style:column-width="1.676cm"/>
    </style:style>
    <style:style style:name="Table1.C" style:family="table-column">
      <style:table-column-properties style:column-width="1.90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background-color="#ff0000" fo:padding="0.097cm" fo:border-left="0.05pt solid #000000" fo:border-right="none" fo:border-top="none" fo:border-bottom="0.05pt solid #000000">
        <style:background-image/>
      </style:table-cell-properties>
    </style:style>
    <style:style style:name="Table1.C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2" style:family="table">
      <style:table-properties style:width="10.072cm" fo:margin-left="4.766cm" table:align="left"/>
    </style:style>
    <style:style style:name="Table2.A" style:family="table-column">
      <style:table-column-properties style:column-width="2.967cm"/>
    </style:style>
    <style:style style:name="Table2.B" style:family="table-column">
      <style:table-column-properties style:column-width="1.833cm"/>
    </style:style>
    <style:style style:name="Table2.C" style:family="table-column">
      <style:table-column-properties style:column-width="5.272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493537" officeooo:paragraph-rsid="00493537"/>
    </style:style>
    <style:style style:name="P2" style:family="paragraph" style:parent-style-name="Standard">
      <style:text-properties officeooo:rsid="00783fd5" officeooo:paragraph-rsid="00783fd5"/>
    </style:style>
    <style:style style:name="P3" style:family="paragraph" style:parent-style-name="Standard">
      <style:text-properties officeooo:rsid="00796e93" officeooo:paragraph-rsid="00796e93"/>
    </style:style>
    <style:style style:name="P4" style:family="paragraph" style:parent-style-name="Standard">
      <style:text-properties officeooo:rsid="00798fb9" officeooo:paragraph-rsid="00798fb9"/>
    </style:style>
    <style:style style:name="P5" style:family="paragraph" style:parent-style-name="Standard">
      <style:text-properties style:font-name="Minion Pro1" officeooo:rsid="001bfcd1" officeooo:paragraph-rsid="006045ff"/>
    </style:style>
    <style:style style:name="P6" style:family="paragraph" style:parent-style-name="Standard">
      <style:text-properties style:font-name="Minion Pro1" officeooo:rsid="001bfcd1" officeooo:paragraph-rsid="001bfcd1"/>
    </style:style>
    <style:style style:name="P7" style:family="paragraph" style:parent-style-name="Standard">
      <style:text-properties style:font-name="Minion Pro1" officeooo:rsid="001bfcd1" officeooo:paragraph-rsid="00204d4c"/>
    </style:style>
    <style:style style:name="P8" style:family="paragraph" style:parent-style-name="Standard">
      <style:text-properties style:font-name="Minion Pro1" officeooo:rsid="00204d4c" officeooo:paragraph-rsid="00204d4c"/>
    </style:style>
    <style:style style:name="P9" style:family="paragraph" style:parent-style-name="Standard">
      <style:text-properties style:font-name="Minion Pro1" officeooo:rsid="0021ecdc" officeooo:paragraph-rsid="0021ecdc"/>
    </style:style>
    <style:style style:name="P10" style:family="paragraph" style:parent-style-name="Standard">
      <style:text-properties style:font-name="Minion Pro1" officeooo:rsid="006c2df4" officeooo:paragraph-rsid="006c2df4"/>
    </style:style>
    <style:style style:name="P11" style:family="paragraph" style:parent-style-name="Standard">
      <style:text-properties style:font-name="Minion Pro1" officeooo:paragraph-rsid="0018071f"/>
    </style:style>
    <style:style style:name="P12" style:family="paragraph" style:parent-style-name="Standard">
      <style:text-properties style:font-name="Minion Pro1" officeooo:rsid="007f6725" officeooo:paragraph-rsid="007f6725"/>
    </style:style>
    <style:style style:name="P13" style:family="paragraph" style:parent-style-name="Heading_20_1">
      <style:text-properties fo:font-weight="normal" officeooo:paragraph-rsid="007e56ec" style:font-weight-asian="normal" style:font-weight-complex="normal"/>
    </style:style>
    <style:style style:name="P14" style:family="paragraph" style:parent-style-name="Contents_20_1">
      <style:text-properties style:font-name="Minion Pro1"/>
    </style:style>
    <style:style style:name="P15" style:family="paragraph" style:parent-style-name="Standard">
      <style:text-properties officeooo:rsid="00796e93" officeooo:paragraph-rsid="00796e93"/>
    </style:style>
    <style:style style:name="P16" style:family="paragraph" style:parent-style-name="Standard">
      <style:text-properties officeooo:rsid="008d50cf" officeooo:paragraph-rsid="008d50cf"/>
    </style:style>
    <style:style style:name="P17" style:family="paragraph" style:parent-style-name="Standard">
      <style:text-properties officeooo:rsid="008d50cf" officeooo:paragraph-rsid="008e6dfa"/>
    </style:style>
    <style:style style:name="P18" style:family="paragraph" style:parent-style-name="Standard">
      <style:text-properties officeooo:rsid="008e6dfa" officeooo:paragraph-rsid="008e6dfa"/>
    </style:style>
    <style:style style:name="P19" style:family="paragraph" style:parent-style-name="Standard" style:list-style-name="L2">
      <style:text-properties officeooo:rsid="008e6dfa" officeooo:paragraph-rsid="008e6dfa"/>
    </style:style>
    <style:style style:name="P20" style:family="paragraph" style:parent-style-name="Standard">
      <style:text-properties officeooo:rsid="00798fb9" officeooo:paragraph-rsid="00798fb9"/>
    </style:style>
    <style:style style:name="P21" style:family="paragraph" style:parent-style-name="Standard">
      <style:text-properties officeooo:rsid="00918ea3" officeooo:paragraph-rsid="00918ea3"/>
    </style:style>
    <style:style style:name="P22" style:family="paragraph" style:parent-style-name="Standard" style:list-style-name="L3">
      <style:text-properties officeooo:rsid="00918ea3" officeooo:paragraph-rsid="00918ea3"/>
    </style:style>
    <style:style style:name="P23" style:family="paragraph" style:parent-style-name="Standard">
      <style:text-properties officeooo:rsid="00939b80" officeooo:paragraph-rsid="00939b80"/>
    </style:style>
    <style:style style:name="P24" style:family="paragraph" style:parent-style-name="Heading_20_1">
      <style:text-properties officeooo:rsid="00821f3e" officeooo:paragraph-rsid="00821f3e"/>
    </style:style>
    <style:style style:name="P25" style:family="paragraph" style:parent-style-name="Heading_20_1">
      <style:text-properties officeooo:paragraph-rsid="00798fb9"/>
    </style:style>
    <style:style style:name="P26" style:family="paragraph" style:parent-style-name="Heading_20_1">
      <style:text-properties officeooo:rsid="00918ea3" officeooo:paragraph-rsid="009269e0"/>
    </style:style>
    <style:style style:name="P27" style:family="paragraph" style:parent-style-name="Heading_20_1">
      <style:text-properties officeooo:rsid="00918ea3" officeooo:paragraph-rsid="00939b80"/>
    </style:style>
    <style:style style:name="P28" style:family="paragraph" style:parent-style-name="Heading_20_1">
      <style:paragraph-properties fo:break-before="page"/>
      <style:text-properties officeooo:paragraph-rsid="00798fb9"/>
    </style:style>
    <style:style style:name="P29" style:family="paragraph" style:parent-style-name="Table_20_Contents">
      <style:text-properties fo:background-color="transparent"/>
    </style:style>
    <style:style style:name="P30" style:family="paragraph" style:parent-style-name="Table_20_Contents">
      <style:text-properties officeooo:rsid="008e6dfa" officeooo:paragraph-rsid="008e6dfa" fo:background-color="transparent"/>
    </style:style>
    <style:style style:name="P31" style:family="paragraph" style:parent-style-name="Table_20_Contents">
      <style:text-properties officeooo:rsid="008fddf6" officeooo:paragraph-rsid="008fddf6" fo:background-color="transparent"/>
    </style:style>
    <style:style style:name="P32" style:family="paragraph" style:parent-style-name="Contents_20_1" style:list-style-name="L1"/>
    <style:style style:name="T1" style:family="text">
      <style:text-properties fo:color="#000000" fo:font-size="12pt" style:font-size-asian="12pt"/>
    </style:style>
    <style:style style:name="T2" style:family="text">
      <style:text-properties fo:color="#000000" fo:font-size="12pt" officeooo:rsid="00204d4c" style:font-size-asian="12pt"/>
    </style:style>
    <style:style style:name="T3" style:family="text">
      <style:text-properties fo:color="#000000" fo:font-size="12pt" officeooo:rsid="006b5628" style:font-size-asian="12pt"/>
    </style:style>
    <style:style style:name="T4" style:family="text">
      <style:text-properties fo:color="#000000" fo:font-size="12pt" officeooo:rsid="006045ff" style:font-size-asian="12pt"/>
    </style:style>
    <style:style style:name="T5" style:family="text">
      <style:text-properties fo:color="#000000" fo:font-size="12pt" officeooo:rsid="0021ecdc" style:font-size-asian="12pt"/>
    </style:style>
    <style:style style:name="T6" style:family="text">
      <style:text-properties fo:color="#000000" fo:font-size="12pt" officeooo:rsid="0018071f" style:font-size-asian="12pt"/>
    </style:style>
    <style:style style:name="T7" style:family="text">
      <style:text-properties fo:color="#000000" fo:font-size="12pt" officeooo:rsid="001bfcd1" style:font-size-asian="12pt"/>
    </style:style>
    <style:style style:name="T8" style:family="text">
      <style:text-properties officeooo:rsid="0018071f"/>
    </style:style>
    <style:style style:name="T9" style:family="text">
      <style:text-properties officeooo:rsid="001d713e"/>
    </style:style>
    <style:style style:name="T10" style:family="text">
      <style:text-properties officeooo:rsid="00204d4c"/>
    </style:style>
    <style:style style:name="T11" style:family="text">
      <style:text-properties officeooo:rsid="0021ecdc"/>
    </style:style>
    <style:style style:name="T12" style:family="text">
      <style:text-properties officeooo:rsid="0044e8ee"/>
    </style:style>
    <style:style style:name="T13" style:family="text">
      <style:text-properties officeooo:rsid="006045ff"/>
    </style:style>
    <style:style style:name="T14" style:family="text">
      <style:text-properties officeooo:rsid="006b5628"/>
    </style:style>
    <style:style style:name="T15" style:family="text">
      <style:text-properties officeooo:rsid="006e073d"/>
    </style:style>
    <style:style style:name="T16" style:family="text">
      <style:text-properties officeooo:rsid="006e9504"/>
    </style:style>
    <style:style style:name="T17" style:family="text">
      <style:text-properties officeooo:rsid="0071fdd1"/>
    </style:style>
    <style:style style:name="T18" style:family="text">
      <style:text-properties officeooo:rsid="0072024b"/>
    </style:style>
    <style:style style:name="T19" style:family="text">
      <style:text-properties officeooo:rsid="00734149"/>
    </style:style>
    <style:style style:name="T20" style:family="text">
      <style:text-properties officeooo:rsid="007716c7"/>
    </style:style>
    <style:style style:name="T21" style:family="text">
      <style:text-properties officeooo:rsid="00783fd5"/>
    </style:style>
    <style:style style:name="T22" style:family="text">
      <style:text-properties officeooo:rsid="00798fb9"/>
    </style:style>
    <style:style style:name="T23" style:family="text">
      <style:text-properties officeooo:rsid="007a74d5"/>
    </style:style>
    <style:style style:name="T24" style:family="text">
      <style:text-properties officeooo:rsid="007c22e8"/>
    </style:style>
    <style:style style:name="T25" style:family="text">
      <style:text-properties fo:font-size="11pt" fo:font-style="normal" fo:font-weight="normal" style:font-size-asian="11pt" style:font-style-asian="normal" style:font-weight-asian="normal"/>
    </style:style>
    <style:style style:name="T26" style:family="text">
      <style:text-properties officeooo:rsid="007f6725"/>
    </style:style>
    <style:style style:name="T27" style:family="text">
      <style:text-properties officeooo:rsid="00807689"/>
    </style:style>
    <style:style style:name="T28" style:family="text">
      <style:text-properties officeooo:rsid="0084766a"/>
    </style:style>
    <style:style style:name="T29" style:family="text">
      <style:text-properties officeooo:rsid="008518ca"/>
    </style:style>
    <style:style style:name="T30" style:family="text">
      <style:text-properties officeooo:rsid="008695d7"/>
    </style:style>
    <style:style style:name="T31" style:family="text">
      <style:text-properties officeooo:rsid="0087c724"/>
    </style:style>
    <style:style style:name="T32" style:family="text">
      <style:text-properties officeooo:rsid="00892ece"/>
    </style:style>
    <style:style style:name="T33" style:family="text">
      <style:text-properties officeooo:rsid="008a37f8"/>
    </style:style>
    <style:style style:name="T34" style:family="text">
      <style:text-properties officeooo:rsid="008a9c85"/>
    </style:style>
    <style:style style:name="T35" style:family="text">
      <style:text-properties officeooo:rsid="008affa7"/>
    </style:style>
    <style:style style:name="T36" style:family="text">
      <style:text-properties officeooo:rsid="008b62f4"/>
    </style:style>
    <style:style style:name="T37" style:family="text">
      <style:text-properties officeooo:rsid="008d50cf"/>
    </style:style>
    <style:style style:name="T38" style:family="text">
      <style:text-properties officeooo:rsid="008e6dfa"/>
    </style:style>
    <style:style style:name="T39" style:family="text">
      <style:text-properties officeooo:rsid="008ecaf7"/>
    </style:style>
    <style:style style:name="T40" style:family="text">
      <style:text-properties officeooo:rsid="009269e0"/>
    </style:style>
    <style:style style:name="T41" style:family="text">
      <style:text-properties officeooo:rsid="0093d798"/>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P13"><text:soft-page-break/>Question 1</text:p>
      <text:p text:style-name="P14"><text:span text:style-name="T2">L</text:span><text:span text:style-name="T1">es contraintes que nous avons trouvées sont les suivantes :</text:span></text:p>
      <text:p text:style-name="P14"><text:span text:style-name="T2">C</text:span><text:span text:style-name="T3">1</text:span><text:span text:style-name="T2"> : </text:span><text:span text:style-name="T1">Dans chaque salle à un moment donné, se déroule </text:span><text:span text:style-name="T4">au plus </text:span><text:span text:style-name="T1">un examen.</text:span></text:p>
      <text:p text:style-name="P14"><text:span text:style-name="T2">C</text:span><text:span text:style-name="T3">2</text:span><text:span text:style-name="T2"> : </text:span><text:span text:style-name="T1">Chaque examen se déroule dans une </text:span><text:span text:style-name="T5">seule </text:span><text:span text:style-name="T1">salle.</text:span></text:p>
      <text:p text:style-name="P14"><text:span text:style-name="T5">C</text:span><text:span text:style-name="T3">3</text:span><text:span text:style-name="T5"> : </text:span><text:span text:style-name="T1">Un examen se déroule exactement une fois.</text:span></text:p>
      <text:p text:style-name="P14"/>
      <text:p text:style-name="P14"><text:span text:style-name="T1">C</text:span><text:span text:style-name="T3">4</text:span><text:span text:style-name="T6"> : </text:span><text:span text:style-name="T1">Chaque salle, à chaque moment, ne peut pas contenir plus d’élèves que sa capacité.</text:span></text:p>
      <text:p text:style-name="P14"/>
      <text:p text:style-name="P14">C<text:span text:style-name="T14">5</text:span> : Chaque professeur à un moment donné, ne peut être qu’à un seul examen.</text:p>
      <text:p text:style-name="P14"><text:span text:style-name="T1">C</text:span><text:span text:style-name="T3">6</text:span><text:span text:style-name="T7"> : </text:span><text:span text:style-name="T1">Chaque étudiant à un moment donné, ne peut être qu’à un seul examen.</text:span></text:p>
      <text:p text:style-name="Heading_20_1">Question 2</text:p>
      <text:p text:style-name="P12">Les traductions en langage mathématique des contraintes sont les suivantes :</text:p>
      <text:p text:style-name="P5"><text:span text:style-name="T13">C1 :</text:span><text:span text:style-name="T13"><draw:frame draw:style-name="fr1" draw:name="Object9" text:anchor-type="as-char" svg:y="-0.386cm" svg:width="5.808cm" svg:height="0.542cm" draw:z-index="4"><draw:object xlink:href="./Object 39" xlink:type="simple" xlink:show="embed" xlink:actuate="onLoad"/><draw:image xlink:href="./ObjectReplacements/Object 39" xlink:type="simple" xlink:show="embed" xlink:actuate="onLoad"/><svg:desc>formula</svg:desc></draw:frame></text:span><text:span text:style-name="T13">t.q.</text:span><text:span text:style-name="T13"><draw:frame draw:style-name="fr1" draw:name="Object4" text:anchor-type="as-char" svg:y="-0.386cm" svg:width="4.803cm" svg:height="0.542cm" draw:z-index="13"><draw:object xlink:href="./Object 40" xlink:type="simple" xlink:show="embed" xlink:actuate="onLoad"/><draw:image xlink:href="./ObjectReplacements/Object 40" xlink:type="simple" xlink:show="embed" xlink:actuate="onLoad"/><svg:desc>formula</svg:desc></draw:frame></text:span><text:span text:style-name="T13">=&gt;</text:span><text:span text:style-name="T13"><draw:frame draw:style-name="fr1" draw:name="Object7" text:anchor-type="as-char" svg:y="-0.377cm" svg:width="1.27cm" svg:height="0.531cm" draw:z-index="14"><draw:object xlink:href="./Object 41" xlink:type="simple" xlink:show="embed" xlink:actuate="onLoad"/><draw:image xlink:href="./ObjectReplacements/Object 41" xlink:type="simple" xlink:show="embed" xlink:actuate="onLoad"/><svg:desc>formula</svg:desc></draw:frame></text:span></text:p>
      <text:p text:style-name="P8">C<text:span text:style-name="T14">2</text:span> :<draw:frame draw:style-name="fr1" draw:name="Object12" text:anchor-type="as-char" svg:y="-0.386cm" svg:width="5.779cm" svg:height="0.542cm" draw:z-index="15"><draw:object xlink:href="./Object 42" xlink:type="simple" xlink:show="embed" xlink:actuate="onLoad"/><draw:image xlink:href="./ObjectReplacements/Object 42" xlink:type="simple" xlink:show="embed" xlink:actuate="onLoad"/><svg:desc>formula</svg:desc></draw:frame>t.q.<draw:frame draw:style-name="fr1" draw:name="Object14" text:anchor-type="as-char" svg:y="-0.386cm" svg:width="4.803cm" svg:height="0.542cm" draw:z-index="16"><draw:object xlink:href="./Object 43" xlink:type="simple" xlink:show="embed" xlink:actuate="onLoad"/><draw:image xlink:href="./ObjectReplacements/Object 43" xlink:type="simple" xlink:show="embed" xlink:actuate="onLoad"/><svg:desc>formula</svg:desc></draw:frame>=&gt;<draw:frame draw:style-name="fr1" draw:name="Object13" text:anchor-type="as-char" svg:y="-0.377cm" svg:width="1.439cm" svg:height="0.467cm" draw:z-index="17"><draw:object xlink:href="./Object 44" xlink:type="simple" xlink:show="embed" xlink:actuate="onLoad"/><draw:image xlink:href="./ObjectReplacements/Object 44" xlink:type="simple" xlink:show="embed" xlink:actuate="onLoad"/><svg:desc>formula</svg:desc></draw:frame></text:p>
      <text:p text:style-name="P12">La contrainte C3 est traduite par C3.1 et C3.2 :</text:p>
      <text:p text:style-name="P9">C<text:span text:style-name="T14">3.1</text:span> :<text:span text:style-name="T10"><draw:frame draw:style-name="fr1" draw:name="Object15" text:anchor-type="as-char" svg:y="-0.386cm" svg:width="5.74cm" svg:height="0.542cm" draw:z-index="18"><draw:object xlink:href="./Object 45" xlink:type="simple" xlink:show="embed" xlink:actuate="onLoad"/><draw:image xlink:href="./ObjectReplacements/Object 45" xlink:type="simple" xlink:show="embed" xlink:actuate="onLoad"/><svg:desc>formula</svg:desc></draw:frame></text:span><text:span text:style-name="T10">t.q.</text:span><text:span text:style-name="T10"><draw:frame draw:style-name="fr1" draw:name="Object16" text:anchor-type="as-char" svg:y="-0.386cm" svg:width="5.059cm" svg:height="0.508cm" draw:z-index="19"><draw:object xlink:href="./Object 46" xlink:type="simple" xlink:show="embed" xlink:actuate="onLoad"/><draw:image xlink:href="./ObjectReplacements/Object 46" xlink:type="simple" xlink:show="embed" xlink:actuate="onLoad"/><svg:desc>formula</svg:desc></draw:frame></text:span><text:span text:style-name="T10">=&gt;</text:span><text:span text:style-name="T10"><draw:frame draw:style-name="fr1" draw:name="Object17" text:anchor-type="as-char" svg:y="-0.377cm" svg:width="1.362cm" svg:height="0.469cm" draw:z-index="20"><draw:object xlink:href="./Object 47" xlink:type="simple" xlink:show="embed" xlink:actuate="onLoad"/><draw:image xlink:href="./ObjectReplacements/Object 47" xlink:type="simple" xlink:show="embed" xlink:actuate="onLoad"/><svg:desc>formula</svg:desc></draw:frame></text:span></text:p>
      <text:p text:style-name="P10">C3.2 :<draw:frame draw:style-name="fr1" draw:name="Object39" text:anchor-type="as-char" svg:y="-0.386cm" svg:width="4.874cm" svg:height="0.508cm" draw:z-index="21"><draw:object xlink:href="./Object 3" xlink:type="simple" xlink:show="embed" xlink:actuate="onLoad"/><draw:image xlink:href="./ObjectReplacements/Object 3" xlink:type="simple" xlink:show="embed" xlink:actuate="onLoad"/></draw:frame>t.q.<draw:frame draw:style-name="fr1" draw:name="Object40" text:anchor-type="as-char" svg:y="-0.386cm" svg:width="2.203cm" svg:height="0.508cm" draw:z-index="22"><draw:object xlink:href="./Object 4" xlink:type="simple" xlink:show="embed" xlink:actuate="onLoad"/><draw:image xlink:href="./ObjectReplacements/Object 4" xlink:type="simple" xlink:show="embed" xlink:actuate="onLoad"/></draw:frame></text:p>
      <text:p text:style-name="P11"/>
      <text:p text:style-name="P11"><text:span text:style-name="T8">C4 :</text:span><draw:frame draw:style-name="fr1" draw:name="Object1" text:anchor-type="as-char" svg:y="-0.386cm" svg:width="6.585cm" svg:height="0.508cm" draw:z-index="0"><draw:object xlink:href="./Object 1" xlink:type="simple" xlink:show="embed" xlink:actuate="onLoad"/><draw:image xlink:href="./ObjectReplacements/Object 1" xlink:type="simple" xlink:show="embed" xlink:actuate="onLoad"/></draw:frame><text:span text:style-name="T25">t.q.</text:span><draw:frame draw:style-name="fr1" draw:name="Object2" text:anchor-type="as-char" svg:y="-0.386cm" svg:width="2.203cm" svg:height="0.508cm" draw:z-index="1"><draw:object xlink:href="./Object 2" xlink:type="simple" xlink:show="embed" xlink:actuate="onLoad"/><draw:image xlink:href="./ObjectReplacements/Object 2" xlink:type="simple" xlink:show="embed" xlink:actuate="onLoad"/></draw:frame><text:span text:style-name="T11">=&gt; </text:span><text:span text:style-name="T11"><draw:frame draw:style-name="fr1" draw:name="Object18" text:anchor-type="as-char" svg:y="-0.713cm" svg:width="2.575cm" svg:height="1.162cm" draw:z-index="23"><draw:object xlink:href="./Object 18" xlink:type="simple" xlink:show="embed" xlink:actuate="onLoad"/><draw:image xlink:href="./ObjectReplacements/Object 18" xlink:type="simple" xlink:show="embed" xlink:actuate="onLoad"/></draw:frame></text:span></text:p>
      <text:p text:style-name="P6"/>
      <text:p text:style-name="P6"><text:span text:style-name="T14">C5</text:span> :<draw:frame draw:style-name="fr1" draw:name="Object8" text:anchor-type="as-char" svg:y="-0.386cm" svg:width="5.897cm" svg:height="0.542cm" draw:z-index="2"><draw:object xlink:href="./Object 5" xlink:type="simple" xlink:show="embed" xlink:actuate="onLoad"/><draw:image xlink:href="./ObjectReplacements/Object 5" xlink:type="simple" xlink:show="embed" xlink:actuate="onLoad"/></draw:frame><text:span text:style-name="T9">t.q.</text:span><text:span text:style-name="T9"><draw:frame draw:style-name="fr1" draw:name="Object3" text:anchor-type="as-char" svg:y="-0.386cm" svg:width="8.675cm" svg:height="0.54cm" draw:z-index="3"><draw:object xlink:href="./Object 8" xlink:type="simple" xlink:show="embed" xlink:actuate="onLoad"/><draw:image xlink:href="./ObjectReplacements/Object 8" xlink:type="simple" xlink:show="embed" xlink:actuate="onLoad"/></draw:frame></text:span><text:span text:style-name="T9">=&gt; </text:span><text:span text:style-name="T9"><draw:frame draw:style-name="fr1" draw:name="Object5" text:anchor-type="as-char" svg:y="-0.377cm" svg:width="2.605cm" svg:height="0.531cm" draw:z-index="5"><draw:object xlink:href="./Object 6" xlink:type="simple" xlink:show="embed" xlink:actuate="onLoad"/><draw:image xlink:href="./ObjectReplacements/Object 6" xlink:type="simple" xlink:show="embed" xlink:actuate="onLoad"/></draw:frame></text:span></text:p>
      <text:p text:style-name="P7"><text:span text:style-name="T14">C6</text:span> :<draw:frame draw:style-name="fr1" draw:name="Object6" text:anchor-type="as-char" svg:y="-0.386cm" svg:width="5.95cm" svg:height="0.542cm" draw:z-index="6"><draw:object xlink:href="./Object 9" xlink:type="simple" xlink:show="embed" xlink:actuate="onLoad"/><draw:image xlink:href="./ObjectReplacements/Object 9" xlink:type="simple" xlink:show="embed" xlink:actuate="onLoad"/><svg:desc>formula</svg:desc></draw:frame><text:span text:style-name="T9">t.q.</text:span><text:span text:style-name="T9"><draw:frame draw:style-name="fr1" draw:name="Object10" text:anchor-type="as-char" svg:y="-0.386cm" svg:width="8.804cm" svg:height="0.542cm" draw:z-index="7"><draw:object xlink:href="./Object 10" xlink:type="simple" xlink:show="embed" xlink:actuate="onLoad"/><draw:image xlink:href="./ObjectReplacements/Object 10" xlink:type="simple" xlink:show="embed" xlink:actuate="onLoad"/><svg:desc>formula</svg:desc></draw:frame></text:span><text:span text:style-name="T9">=&gt; </text:span><text:span text:style-name="T9"><draw:frame draw:style-name="fr1" draw:name="Object11" text:anchor-type="as-char" svg:y="-0.377cm" svg:width="2.605cm" svg:height="0.531cm" draw:z-index="8"><draw:object xlink:href="./Object 11" xlink:type="simple" xlink:show="embed" xlink:actuate="onLoad"/><draw:image xlink:href="./ObjectReplacements/Object 11" xlink:type="simple" xlink:show="embed" xlink:actuate="onLoad"/><svg:desc>formula</svg:desc></draw:frame></text:span></text:p>
      <text:p text:style-name="Heading_20_1">Question 3</text:p>
      <text:p text:style-name="Contents_20_1">Les contraintes C1, C2 et C3.1 sont en fait des contraintes d'unicité. On veut que chaque examen ne se déroule au plus une fois que ce soit dans le temps ou l'espace. Pour ce faire on va définir la contrainte grâce à une implication. P<text:span text:style-name="T15">artons d'un exemple simple :</text:span></text:p>
      <text:list xml:id="list7928230548372390140" text:style-name="L1">
        <text:list-item>
          <text:p text:style-name="P32">2 Salles</text:p>
        </text:list-item>
        <text:list-item>
          <text:p text:style-name="P32">2 Examens</text:p>
        </text:list-item>
        <text:list-item>
          <text:p text:style-name="P32"><text:span text:style-name="T16">2</text:span> Périodes</text:p>
        </text:list-item>
      </text:list>
      <text:p text:style-name="Contents_20_1">Qui peut être modélisé à l'aide d'un cube 2x2x2 de proposition<text:span text:style-name="T26">s</text:span>. On a :</text:p>
      <text:p text:style-name="Contents_20_1"><draw:frame draw:style-name="fr1" draw:name="Object20" text:anchor-type="as-char" svg:y="-0.377cm" svg:width="0.977cm" svg:height="0.531cm" draw:z-index="24"><draw:object xlink:href="./Object 7" xlink:type="simple" xlink:show="embed" xlink:actuate="onLoad"/><draw:image xlink:href="./ObjectReplacements/Object 7" xlink:type="simple" xlink:show="embed" xlink:actuate="onLoad"/></draw:frame>=&gt;<draw:frame draw:style-name="fr1" draw:name="Object21" text:anchor-type="as-char" svg:y="-0.377cm" svg:width="4.046cm" svg:height="0.531cm" draw:z-index="25"><draw:object xlink:href="./Object 12" xlink:type="simple" xlink:show="embed" xlink:actuate="onLoad"/><draw:image xlink:href="./ObjectReplacements/Object 12" xlink:type="simple" xlink:show="embed" xlink:actuate="onLoad"/></draw:frame></text:p>
      <text:p text:style-name="Contents_20_1"><draw:frame draw:style-name="fr1" draw:name="Object41" text:anchor-type="as-char" svg:y="-0.386cm" svg:width="5.761cm" svg:height="0.542cm" draw:z-index="26"><draw:object xlink:href="./Object 13" xlink:type="simple" xlink:show="embed" xlink:actuate="onLoad"/><draw:image xlink:href="./ObjectReplacements/Object 13" xlink:type="simple" xlink:show="embed" xlink:actuate="onLoad"/></draw:frame></text:p>
      <text:p text:style-name="Contents_20_1"><draw:frame draw:style-name="fr1" draw:name="Object42" text:anchor-type="as-char" svg:y="-0.386cm" svg:width="9.163cm" svg:height="0.542cm" draw:z-index="27"><draw:object xlink:href="./Object 14" xlink:type="simple" xlink:show="embed" xlink:actuate="onLoad"/><draw:image xlink:href="./ObjectReplacements/Object 14" xlink:type="simple" xlink:show="embed" xlink:actuate="onLoad"/><svg:desc>formula</svg:desc></draw:frame></text:p>
      <text:p text:style-name="Contents_20_1"><text:span text:style-name="T26">qu'</text:span>il faut étendre à chaque proposition :</text:p>
      <text:p text:style-name="Contents_20_1"><draw:frame draw:style-name="fr1" draw:name="Object22" text:anchor-type="as-char" svg:y="-0.437cm" svg:width="14.116cm" svg:height="0.593cm" draw:z-index="9"><draw:object xlink:href="./Object 22" xlink:type="simple" xlink:show="embed" xlink:actuate="onLoad"/><draw:image xlink:href="./ObjectReplacements/Object 22" xlink:type="simple" xlink:show="embed" xlink:actuate="onLoad"/><svg:desc>formula</svg:desc></draw:frame></text:p>
      <text:p text:style-name="Contents_20_1"/>
      <text:p text:style-name="Contents_20_1">La contrainte C3.2 est une contrainte d'existence. On veut que chaque examen soit planifier au moins une fois. Repartons de notre exemple, pour l'examen 0 on a :</text:p>
      <text:p text:style-name="Contents_20_1"><draw:frame draw:style-name="fr1" draw:name="Object19" text:anchor-type="as-char" svg:y="-0.377cm" svg:width="4.359cm" svg:height="0.531cm" draw:z-index="28"><draw:object xlink:href="./Object 15" xlink:type="simple" xlink:show="embed" xlink:actuate="onLoad"/><draw:image xlink:href="./ObjectReplacements/Object 15" xlink:type="simple" xlink:show="embed" xlink:actuate="onLoad"/></draw:frame></text:p>
      <text:p text:style-name="Contents_20_1">on doit étendre la formule à chaque examen de cette manière :</text:p>
      <text:p text:style-name="Contents_20_1"><text:soft-page-break/><draw:frame draw:style-name="fr1" draw:name="Object23" text:anchor-type="as-char" svg:y="-0.437cm" svg:width="3.044cm" svg:height="0.593cm" draw:z-index="10"><draw:object xlink:href="./Object 23" xlink:type="simple" xlink:show="embed" xlink:actuate="onLoad"/><draw:image xlink:href="./ObjectReplacements/Object 23" xlink:type="simple" xlink:show="embed" xlink:actuate="onLoad"/></draw:frame></text:p>
      <text:p text:style-name="Contents_20_1"/>
      <text:p text:style-name="Contents_20_1">P<text:span text:style-name="T17">our la contrainte C4 on introduit</text:span> <text:span text:style-name="T17">une fonction v qui renvoie</text:span> le nombre d'étudiant<text:span text:style-name="T26">s</text:span> <text:span text:style-name="T17">en fonction d'un</text:span> examen. <text:span text:style-name="T18">Ce qu'on va faire ici c'est interdire l'utilisation des salles trop petites pour un examen en forçant les propositions à être fausse si c'est le cas pour la salle s et l'examen x.</text:span></text:p>
      <text:p text:style-name="Contents_20_1"><draw:frame draw:style-name="fr1" draw:name="Object25" text:anchor-type="as-char" svg:y="-0.437cm" svg:width="6.001cm" svg:height="0.593cm" draw:z-index="29"><draw:object xlink:href="./Object 25" xlink:type="simple" xlink:show="embed" xlink:actuate="onLoad"/><draw:image xlink:href="./ObjectReplacements/Object 25" xlink:type="simple" xlink:show="embed" xlink:actuate="onLoad"/></draw:frame></text:p>
      <text:p text:style-name="Contents_20_1"/>
      <text:p text:style-name="Contents_20_1"><text:span text:style-name="T18">Pour la contrainte C5, ce que l'on veut exprimer c'est que </text:span>si <text:span text:style-name="T19">un étudiant a deux ou plus d'examens à passer alors chaque paire x et y d'examens ne peut pas être programmée en même temps. Nous partons à nouveau de l'implication que si</text:span> l'examen x a lieu au moment t <text:span text:style-name="T28">dans la salle</text:span> s alors l'examen <text:span text:style-name="T12">y</text:span> n'a pas lieu en t, <text:span text:style-name="T29">et ce quelle que soit la salle</text:span>. <text:span text:style-name="T19">C'est-à-dire :</text:span></text:p>
      <text:p text:style-name="Contents_20_1"><draw:frame draw:style-name="fr1" draw:name="Object27" text:anchor-type="as-char" svg:y="-0.377cm" svg:width="1.039cm" svg:height="0.531cm" draw:z-index="30"><draw:object xlink:href="./Object 27" xlink:type="simple" xlink:show="embed" xlink:actuate="onLoad"/><draw:image xlink:href="./ObjectReplacements/Object 27" xlink:type="simple" xlink:show="embed" xlink:actuate="onLoad"/></draw:frame>=&gt; <draw:frame draw:style-name="fr1" draw:name="Object28" text:anchor-type="as-char" svg:y="-0.437cm" svg:width="2.037cm" svg:height="0.593cm" draw:z-index="31"><draw:object xlink:href="./Object 28" xlink:type="simple" xlink:show="embed" xlink:actuate="onLoad"/><draw:image xlink:href="./ObjectReplacements/Object 28" xlink:type="simple" xlink:show="embed" xlink:actuate="onLoad"/></draw:frame> </text:p>
      <text:p text:style-name="Contents_20_1"><draw:frame draw:style-name="fr1" draw:name="Object29" text:anchor-type="as-char" svg:y="-0.437cm" svg:width="3.806cm" svg:height="0.593cm" draw:z-index="32"><draw:object xlink:href="./Object 16" xlink:type="simple" xlink:show="embed" xlink:actuate="onLoad"/><draw:image xlink:href="./ObjectReplacements/Object 16" xlink:type="simple" xlink:show="embed" xlink:actuate="onLoad"/></draw:frame></text:p>
      <text:p text:style-name="Contents_20_1"><draw:frame draw:style-name="fr1" draw:name="Object30" text:anchor-type="as-char" svg:y="-0.437cm" svg:width="3.496cm" svg:height="0.593cm" draw:z-index="11"><draw:object xlink:href="./Object 30" xlink:type="simple" xlink:show="embed" xlink:actuate="onLoad"/><draw:image xlink:href="./ObjectReplacements/Object 30" xlink:type="simple" xlink:show="embed" xlink:actuate="onLoad"/><svg:desc>formula</svg:desc></draw:frame></text:p>
      <text:p text:style-name="Contents_20_1"><text:span text:style-name="T30">Étendons</text:span> la formule à chaque paire d'examen de chaque étudiant :</text:p>
      <text:p text:style-name="Contents_20_1"><draw:frame draw:style-name="fr1" draw:name="Object26" text:anchor-type="as-char" svg:y="-0.443cm" svg:width="6.934cm" svg:height="0.596cm" draw:z-index="12"><draw:object xlink:href="./Object 26" xlink:type="simple" xlink:show="embed" xlink:actuate="onLoad"/><draw:image xlink:href="./ObjectReplacements/Object 26" xlink:type="simple" xlink:show="embed" xlink:actuate="onLoad"/></draw:frame></text:p>
      <text:p text:style-name="Contents_20_1"/>
      <text:p text:style-name="Contents_20_1">Pour la contrainte C6 on a le même r<text:span text:style-name="T31">ai</text:span>sonnement mais on l'applique aux examens des professeurs :</text:p>
      <text:p text:style-name="Contents_20_1"><draw:frame draw:style-name="fr1" draw:name="Object24" text:anchor-type="as-char" svg:y="-0.443cm" svg:width="6.964cm" svg:height="0.596cm" draw:z-index="33"><draw:object xlink:href="./Object 17" xlink:type="simple" xlink:show="embed" xlink:actuate="onLoad"/><draw:image xlink:href="./ObjectReplacements/Object 17" xlink:type="simple" xlink:show="embed" xlink:actuate="onLoad"/><svg:desc>formula</svg:desc></draw:frame></text:p>
      <text:p text:style-name="Heading_20_1">Question 5</text:p>
      <text:p text:style-name="Contents_20_1"><text:span text:style-name="T32">Introduisons </text:span>le fait qu'un examen peut durer plusieurs périodes d'affilée. Notre première approche a été de se dire <text:span text:style-name="T32">qu'</text:span>il suffit de dire citer toutes les possibilités. <text:span text:style-name="T32">Pour cela,</text:span> repartons de l'exemple et disons que chaque examen dure 2 périodes, on aurait :</text:p>
      <text:p text:style-name="Contents_20_1"><draw:frame draw:style-name="fr1" draw:name="Object43" text:anchor-type="as-char" svg:y="-0.386cm" svg:width="4.972cm" svg:height="0.54cm" draw:z-index="34"><draw:object xlink:href="./Object 19" xlink:type="simple" xlink:show="embed" xlink:actuate="onLoad"/><draw:image xlink:href="./ObjectReplacements/Object 19" xlink:type="simple" xlink:show="embed" xlink:actuate="onLoad"/></draw:frame></text:p>
      <text:p text:style-name="Contents_20_1"><text:span text:style-name="T27">M</text:span>ais cela nous donne une FND et pas une FNC. Il faudrait soit distribuer, soit introduire de nouvelles propositions mais ces solutions sont complexes à mettre en oeuvre.</text:p>
      <text:p text:style-name="Contents_20_1">Ce qu'on va faire c'est qu'on va garder <text:span text:style-name="T21">les contrainte C1,C2, C3.1 et C3.2</text:span> mais on va introduire une contrainte supplémentaire qui va forcer qu'un examen de n périodes <text:span text:style-name="T21">doit avoir</text:span> n périodes libres après son commencement. <text:span text:style-name="T20">Repartons de l'exemple, on a :</text:span></text:p>
      <text:p text:style-name="Contents_20_1"><draw:frame draw:style-name="fr1" draw:name="Object44" text:anchor-type="as-char" svg:y="-0.377cm" svg:width="0.977cm" svg:height="0.531cm" draw:z-index="35"><draw:object xlink:href="./Object 20" xlink:type="simple" xlink:show="embed" xlink:actuate="onLoad"/><draw:image xlink:href="./ObjectReplacements/Object 20" xlink:type="simple" xlink:show="embed" xlink:actuate="onLoad"/></draw:frame>=<text:span text:style-name="T20">&gt; </text:span><text:span text:style-name="T20"><draw:frame draw:style-name="fr1" draw:name="Object45" text:anchor-type="as-char" svg:y="-0.377cm" svg:width="1.251cm" svg:height="0.531cm" draw:z-index="36"><draw:object xlink:href="./Object 21" xlink:type="simple" xlink:show="embed" xlink:actuate="onLoad"/><draw:image xlink:href="./ObjectReplacements/Object 21" xlink:type="simple" xlink:show="embed" xlink:actuate="onLoad"/></draw:frame></text:span></text:p>
      <text:p text:style-name="Contents_20_1"><draw:frame draw:style-name="fr1" draw:name="Object46" text:anchor-type="as-char" svg:y="-0.377cm" svg:width="2.651cm" svg:height="0.531cm" draw:z-index="37"><draw:object xlink:href="./Object 24" xlink:type="simple" xlink:show="embed" xlink:actuate="onLoad"/><draw:image xlink:href="./ObjectReplacements/Object 24" xlink:type="simple" xlink:show="embed" xlink:actuate="onLoad"/></draw:frame></text:p>
      <text:p text:style-name="Contents_20_1"><text:span text:style-name="T33">qui donne, étendu</text:span> à des durées plus longues :</text:p>
      <text:p text:style-name="Contents_20_1"><draw:frame draw:style-name="fr1" draw:name="Object47" text:anchor-type="as-char" svg:y="-0.443cm" svg:width="4.429cm" svg:height="0.596cm" draw:z-index="38"><draw:object xlink:href="./Object 29" xlink:type="simple" xlink:show="embed" xlink:actuate="onLoad"/><draw:image xlink:href="./ObjectReplacements/Object 29" xlink:type="simple" xlink:show="embed" xlink:actuate="onLoad"/><svg:desc>formula</svg:desc></draw:frame></text:p>
      <text:p text:style-name="Contents_20_1"><draw:frame draw:style-name="fr1" draw:name="Object48" text:anchor-type="as-char" svg:y="-0.443cm" svg:width="4.119cm" svg:height="0.596cm" draw:z-index="39"><draw:object xlink:href="./Object 48" xlink:type="simple" xlink:show="embed" xlink:actuate="onLoad"/><draw:image xlink:href="./ObjectReplacements/Object 48" xlink:type="simple" xlink:show="embed" xlink:actuate="onLoad"/><svg:desc>formula</svg:desc></draw:frame></text:p>
      <text:p text:style-name="Contents_20_1"><text:span text:style-name="T33">puis</text:span> à tous les examens :</text:p>
      <text:p text:style-name="Contents_20_1"><draw:frame draw:style-name="fr1" draw:name="Object49" text:anchor-type="as-char" svg:y="-0.443cm" svg:width="6.809cm" svg:height="0.596cm" draw:z-index="40"><draw:object xlink:href="./Object 49" xlink:type="simple" xlink:show="embed" xlink:actuate="onLoad"/><draw:image xlink:href="./ObjectReplacements/Object 49" xlink:type="simple" xlink:show="embed" xlink:actuate="onLoad"/><svg:desc>formula</svg:desc></draw:frame></text:p>
      <text:p text:style-name="Contents_20_1">on prend les périodes de 0 à <text:span text:style-name="T33">|</text:span>T<text:span text:style-name="T33">|</text:span>-d(x) <text:span text:style-name="T33">(avec d(x) la durée d'un examen) </text:span>il faut encore considérer les cas de <text:span text:style-name="T34">|</text:span>T<text:span text:style-name="T34">|</text:span>-d(x)+1 à <text:span text:style-name="T35">|</text:span>T<text:span text:style-name="T35">|</text:span>, on va simplement interdire la programmation d'examen dans cet intervalle parce qu'ils sortiraient des bornes des périodes fixées :</text:p>
      <text:p text:style-name="Contents_20_1"><draw:frame draw:style-name="fr1" draw:name="Object50" text:anchor-type="as-char" svg:y="-0.437cm" svg:width="4.299cm" svg:height="0.614cm" draw:z-index="41"><draw:object xlink:href="./Object 50" xlink:type="simple" xlink:show="embed" xlink:actuate="onLoad"/><draw:image xlink:href="./ObjectReplacements/Object 50" xlink:type="simple" xlink:show="embed" xlink:actuate="onLoad"/></draw:frame></text:p>
      <text:p text:style-name="Contents_20_1"/>
      <text:p text:style-name="Contents_20_1">La contrainte C4 reste la même. Par contre les contraintes C5 et C6 deviennent :</text:p>
      <text:p text:style-name="Contents_20_1"><text:span text:style-name="T36">C5 : </text:span><draw:frame draw:style-name="fr1" draw:name="Object51" text:anchor-type="as-char" svg:y="-0.443cm" svg:width="8.92cm" svg:height="0.619cm" draw:z-index="42"><draw:object xlink:href="./Object 51" xlink:type="simple" xlink:show="embed" xlink:actuate="onLoad"/><draw:image xlink:href="./ObjectReplacements/Object 51" xlink:type="simple" xlink:show="embed" xlink:actuate="onLoad"/><svg:desc>formula</svg:desc></draw:frame></text:p>
      <text:p text:style-name="Contents_20_1"><text:soft-page-break/><text:span text:style-name="T36">C6 : </text:span><draw:frame draw:style-name="fr1" draw:name="Object52" text:anchor-type="as-char" svg:y="-0.443cm" svg:width="8.952cm" svg:height="0.619cm" draw:z-index="43"><draw:object xlink:href="./Object 52" xlink:type="simple" xlink:show="embed" xlink:actuate="onLoad"/><draw:image xlink:href="./ObjectReplacements/Object 52" xlink:type="simple" xlink:show="embed" xlink:actuate="onLoad"/><svg:desc>formula</svg:desc></draw:frame></text:p>
      <text:p text:style-name="Heading_20_1">Question 6</text:p>
      <text:p text:style-name="P2">Pour résoudre ce problème on va interdire la programmation <text:span text:style-name="T37">d'un examen </text:span>pendant cet intervalle de temps et avant cet intervalle pour les examens qui pourraient déborder sur cet intervalle :</text:p>
      <text:p text:style-name="P2"><draw:frame draw:style-name="fr1" draw:name="Object53" text:anchor-type="as-char" svg:y="-0.48cm" svg:width="4.486cm" svg:height="0.707cm" draw:z-index="44"><draw:object xlink:href="./Object 53" xlink:type="simple" xlink:show="embed" xlink:actuate="onLoad"/><draw:image xlink:href="./ObjectReplacements/Object 53" xlink:type="simple" xlink:show="embed" xlink:actuate="onLoad"/></draw:frame></text:p>
      <text:p text:style-name="P2"><draw:frame draw:style-name="fr1" draw:name="Object54" text:anchor-type="as-char" svg:y="-0.445cm" svg:width="5.479cm" svg:height="0.67cm" draw:z-index="45"><draw:object xlink:href="./Object 54" xlink:type="simple" xlink:show="embed" xlink:actuate="onLoad"/><draw:image xlink:href="./ObjectReplacements/Object 54" xlink:type="simple" xlink:show="embed" xlink:actuate="onLoad"/><svg:desc>formula</svg:desc></draw:frame></text:p>
      <text:p text:style-name="P3">ce qui équivaut à :</text:p>
      <text:p text:style-name="P3"><draw:frame draw:style-name="fr1" draw:name="Object55" text:anchor-type="as-char" svg:y="-0.48cm" svg:width="5.493cm" svg:height="0.707cm" draw:z-index="46"><draw:object xlink:href="./Object 55" xlink:type="simple" xlink:show="embed" xlink:actuate="onLoad"/><draw:image xlink:href="./ObjectReplacements/Object 55" xlink:type="simple" xlink:show="embed" xlink:actuate="onLoad"/></draw:frame></text:p>
      <text:p text:style-name="P16">Aucune autre contrainte n'a dû être modifiée.</text:p>
      <text:p text:style-name="P18">Exemple : </text:p>
      <text:list xml:id="list6509083748735783137" text:style-name="L2">
        <text:list-item>
          <text:p text:style-name="P19">Deux examens qui durent deux périodes, 2 salles, 4 périodes dont <text:span text:style-name="T39">les périodes 1 et 2 sont interdites</text:spa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31"><draw:frame draw:style-name="fr2" draw:name="Object58" text:anchor-type="as-char" svg:y="-0.377cm" svg:width="0.483cm" svg:height="0.533cm" draw:z-index="57"><draw:object xlink:href="./Object 58" xlink:type="simple" xlink:show="embed" xlink:actuate="onLoad"/><draw:image xlink:href="./ObjectReplacements/Object 58" xlink:type="simple" xlink:show="embed" xlink:actuate="onLoad"/><svg:desc>formula</svg:desc></draw:frame></text:p>
          </table:table-cell>
          <table:table-cell table:style-name="Table1.A1" office:value-type="string">
            <text:p text:style-name="P30"><draw:frame draw:style-name="fr2" draw:name="Object32" text:anchor-type="as-char" svg:y="-0.377cm" svg:width="1.042cm" svg:height="0.533cm" draw:z-index="53"><draw:object xlink:href="./Object 32" xlink:type="simple" xlink:show="embed" xlink:actuate="onLoad"/><draw:image xlink:href="./ObjectReplacements/Object 32" xlink:type="simple" xlink:show="embed" xlink:actuate="onLoad"/></draw:frame></text:p>
          </table:table-cell>
          <table:table-cell table:style-name="Table1.C1" office:value-type="string">
            <text:p text:style-name="P29"/>
          </table:table-cell>
        </table:table-row>
        <table:table-row>
          <table:table-cell table:style-name="Table1.A2" office:value-type="string">
            <text:p text:style-name="P31"><draw:frame draw:style-name="fr2" draw:name="Object59" text:anchor-type="as-char" svg:y="-0.377cm" svg:width="0.476cm" svg:height="0.533cm" draw:z-index="58"><draw:object xlink:href="./Object 59" xlink:type="simple" xlink:show="embed" xlink:actuate="onLoad"/><draw:image xlink:href="./ObjectReplacements/Object 59" xlink:type="simple" xlink:show="embed" xlink:actuate="onLoad"/><svg:desc>formula</svg:desc></draw:frame></text:p>
          </table:table-cell>
          <table:table-cell table:style-name="Table1.A2" office:value-type="string">
            <text:p text:style-name="P29"><draw:frame draw:style-name="fr2" draw:name="Object33" text:anchor-type="as-char" svg:y="-0.377cm" svg:width="1.314cm" svg:height="0.533cm" draw:z-index="54"><draw:object xlink:href="./Object 33" xlink:type="simple" xlink:show="embed" xlink:actuate="onLoad"/><draw:image xlink:href="./ObjectReplacements/Object 33" xlink:type="simple" xlink:show="embed" xlink:actuate="onLoad"/></draw:frame></text:p>
          </table:table-cell>
          <table:table-cell table:style-name="Table1.C2" office:value-type="string">
            <text:p text:style-name="P29"/>
          </table:table-cell>
        </table:table-row>
        <table:table-row>
          <table:table-cell table:style-name="Table1.A2" office:value-type="string">
            <text:p text:style-name="P31"><draw:frame draw:style-name="fr2" draw:name="Object60" text:anchor-type="as-char" svg:y="-0.377cm" svg:width="0.478cm" svg:height="0.533cm" draw:z-index="59"><draw:object xlink:href="./Object 60" xlink:type="simple" xlink:show="embed" xlink:actuate="onLoad"/><draw:image xlink:href="./ObjectReplacements/Object 60" xlink:type="simple" xlink:show="embed" xlink:actuate="onLoad"/><svg:desc>formula</svg:desc></draw:frame></text:p>
          </table:table-cell>
          <table:table-cell table:style-name="Table1.A2" office:value-type="string">
            <text:p text:style-name="P29"/>
          </table:table-cell>
          <table:table-cell table:style-name="Table1.C2" office:value-type="string">
            <text:p text:style-name="P29"><draw:frame draw:style-name="fr2" draw:name="Object34" text:anchor-type="as-char" svg:y="-0.377cm" svg:width="1.431cm" svg:height="0.533cm" draw:z-index="55"><draw:object xlink:href="./Object 34" xlink:type="simple" xlink:show="embed" xlink:actuate="onLoad"/><draw:image xlink:href="./ObjectReplacements/Object 34" xlink:type="simple" xlink:show="embed" xlink:actuate="onLoad"/></draw:frame></text:p>
          </table:table-cell>
        </table:table-row>
        <table:table-row>
          <table:table-cell table:style-name="Table1.A4" office:value-type="string">
            <text:p text:style-name="P29"><draw:frame draw:style-name="fr2" draw:name="Object61" text:anchor-type="as-char" svg:y="-0.377cm" svg:width="0.48cm" svg:height="0.533cm" draw:z-index="60"><draw:object xlink:href="./Object 61" xlink:type="simple" xlink:show="embed" xlink:actuate="onLoad"/><draw:image xlink:href="./ObjectReplacements/Object 61" xlink:type="simple" xlink:show="embed" xlink:actuate="onLoad"/><svg:desc>formula</svg:desc></draw:frame></text:p>
          </table:table-cell>
          <table:table-cell table:style-name="Table1.B4" office:value-type="string">
            <text:p text:style-name="P29"/>
          </table:table-cell>
          <table:table-cell table:style-name="Table1.C4" office:value-type="string">
            <text:p text:style-name="P29"><draw:frame draw:style-name="fr2" draw:name="Object35" text:anchor-type="as-char" svg:y="-0.377cm" svg:width="1.431cm" svg:height="0.533cm" draw:z-index="56"><draw:object xlink:href="./Object 35" xlink:type="simple" xlink:show="embed" xlink:actuate="onLoad"/><draw:image xlink:href="./ObjectReplacements/Object 35" xlink:type="simple" xlink:show="embed" xlink:actuate="onLoad"/></draw:frame></text:p>
          </table:table-cell>
        </table:table-row>
      </table:table>
      <text:p text:style-name="P17"><text:tab/><text:span text:style-name="T38">On voit qu'il faut interdire le fait de programmer un examen à partir de </text:span><text:span text:style-name="T38"><draw:frame draw:style-name="fr2" draw:name="Object36" text:anchor-type="as-char" svg:y="-0.437cm" svg:width="2.739cm" svg:height="0.593cm" draw:z-index="48"><draw:object xlink:href="./Object 36" xlink:type="simple" xlink:show="embed" xlink:actuate="onLoad"/><draw:image xlink:href="./ObjectReplacements/Object 36" xlink:type="simple" xlink:show="embed" xlink:actuate="onLoad"/></draw:frame></text:span><text:span text:style-name="T38">, </text:span><text:span text:style-name="T38"><draw:frame draw:style-name="fr2" draw:name="Object37" text:anchor-type="as-char" svg:y="-0.437cm" svg:width="0.57cm" svg:height="0.591cm" draw:z-index="49"><draw:object xlink:href="./Object 37" xlink:type="simple" xlink:show="embed" xlink:actuate="onLoad"/><draw:image xlink:href="./ObjectReplacements/Object 37" xlink:type="simple" xlink:show="embed" xlink:actuate="onLoad"/></draw:frame></text:span><text:span text:style-name="T38">étant le début de la tranche de périodes interdites et </text:span><text:span text:style-name="T38"><draw:frame draw:style-name="fr2" draw:name="Object38" text:anchor-type="as-char" svg:y="-0.386cm" svg:width="1.023cm" svg:height="0.506cm" draw:z-index="50"><draw:object xlink:href="./Object 38" xlink:type="simple" xlink:show="embed" xlink:actuate="onLoad"/><draw:image xlink:href="./ObjectReplacements/Object 38" xlink:type="simple" xlink:show="embed" xlink:actuate="onLoad"/></draw:frame></text:span><text:span text:style-name="T38">la durée de l'examen x. Pour cet exemple, il faudra donc interdir de placer un examen en </text:span><text:span text:style-name="T38"><draw:frame draw:style-name="fr2" draw:name="Object56" text:anchor-type="as-char" svg:y="-0.377cm" svg:width="2.559cm" svg:height="0.469cm" draw:z-index="51"><draw:object xlink:href="./Object 56" xlink:type="simple" xlink:show="embed" xlink:actuate="onLoad"/><draw:image xlink:href="./ObjectReplacements/Object 56" xlink:type="simple" xlink:show="embed" xlink:actuate="onLoad"/></draw:frame></text:span><text:span text:style-name="T38">, l'examen x est donc mal placé. Nous devons également interdire de placer des examens jusque </text:span><text:span text:style-name="T38"><draw:frame draw:style-name="fr2" draw:name="Object57" text:anchor-type="as-char" svg:y="-0.437cm" svg:width="1.138cm" svg:height="0.593cm" draw:z-index="52"><draw:object xlink:href="./Object 57" xlink:type="simple" xlink:show="embed" xlink:actuate="onLoad"/><draw:image xlink:href="./ObjectReplacements/Object 57" xlink:type="simple" xlink:show="embed" xlink:actuate="onLoad"/><svg:desc>formula</svg:desc></draw:frame></text:span><text:span text:style-name="T38">. L'examen y est donc également mal placé.</text:span></text:p>
      <text:p text:style-name="P17"><text:span text:style-name="T38"><text:tab/>Cet exemple n'a donc pas de solutioanche de ns car il n'est pas possible de placer ces deux examens sans déborder sur les périodes interdites ou sans sortir de l'horaire.</text:span></text:p>
      <text:p text:style-name="P16"/>
      <text:p text:style-name="P16"/>
      <text:p text:style-name="Heading_20_1">Question 7</text:p>
      <text:p text:style-name="P1"/>
      <text:p text:style-name="Heading_20_1">Question 8</text:p>
      <text:p text:style-name="P25"/>
      <text:p text:style-name="P28">Question <text:span text:style-name="T22">9</text:span></text:p>
      <text:p text:style-name="P4">La résolution de ce problème consiste en l'interdiction, pour chaque paire <text:span text:style-name="T24">d'</text:span>examens x et y d'un étudiant, de la programmation de l'examen y juste après l'examen x dans une autre salle que celle <text:span text:style-name="T23">utilisée pour</text:span> x. Cela se traduit par :</text:p>
      <text:p text:style-name="P4"><draw:frame draw:style-name="fr1" draw:name="Object31" text:anchor-type="as-char" svg:y="-0.443cm" svg:width="7.908cm" svg:height="0.619cm" draw:z-index="47"><draw:object xlink:href="./Object 31" xlink:type="simple" xlink:show="embed" xlink:actuate="onLoad"/><draw:image xlink:href="./ObjectReplacements/Object 31" xlink:type="simple" xlink:show="embed" xlink:actuate="onLoad"/></draw:frame></text:p>
      <text:p text:style-name="P21">Exemple :</text:p>
      <text:list xml:id="list86942592374858245" text:style-name="L3">
        <text:list-item>
          <text:p text:style-name="P22">2 examens de durées 1 période et 2 périodes, 2 salles, 1 étudiant</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Table_20_Contents"><draw:frame draw:style-name="fr2" draw:name="Object64" text:anchor-type="as-char" svg:y="-0.377cm" svg:width="0.483cm" svg:height="0.533cm" draw:z-index="63"><draw:object xlink:href="./Object 64" xlink:type="simple" xlink:show="embed" xlink:actuate="onLoad"/><draw:image xlink:href="./ObjectReplacements/Object 64" xlink:type="simple" xlink:show="embed" xlink:actuate="onLoad"/><svg:desc>formula</svg:desc></draw:frame></text:p>
          </table:table-cell>
          <table:table-cell table:style-name="Table2.A1" office:value-type="string">
            <text:p text:style-name="Table_20_Contents"><draw:frame draw:style-name="fr2" draw:name="Object62" text:anchor-type="as-char" svg:y="-0.377cm" svg:width="1.042cm" svg:height="0.533cm" draw:z-index="61"><draw:object xlink:href="./Object 62" xlink:type="simple" xlink:show="embed" xlink:actuate="onLoad"/><draw:image xlink:href="./ObjectReplacements/Object 62" xlink:type="simple" xlink:show="embed" xlink:actuate="onLoad"/><svg:desc>formula</svg:desc></draw:frame></text:p>
          </table:table-cell>
          <table:table-cell table:style-name="Table2.C1" office:value-type="string">
            <text:p text:style-name="Table_20_Contents"/>
          </table:table-cell>
        </table:table-row>
        <table:table-row>
          <table:table-cell table:style-name="Table2.A2" office:value-type="string">
            <text:p text:style-name="Table_20_Contents"><draw:frame draw:style-name="fr2" draw:name="Object65" text:anchor-type="as-char" svg:y="-0.377cm" svg:width="0.476cm" svg:height="0.533cm" draw:z-index="64"><draw:object xlink:href="./Object 65" xlink:type="simple" xlink:show="embed" xlink:actuate="onLoad"/><draw:image xlink:href="./ObjectReplacements/Object 65" xlink:type="simple" xlink:show="embed" xlink:actuate="onLoad"/><svg:desc>formula</svg:desc></draw:frame></text:p>
          </table:table-cell>
          <table:table-cell table:style-name="Table2.B2" office:value-type="string">
            <text:p text:style-name="Table_20_Contents"/>
          </table:table-cell>
          <table:table-cell table:style-name="Table2.C2" office:value-type="string">
            <text:p text:style-name="Table_20_Contents"><draw:frame draw:style-name="fr2" draw:name="Object63" text:anchor-type="as-char" svg:y="-0.377cm" svg:width="1.431cm" svg:height="0.533cm" draw:z-index="62"><draw:object xlink:href="./Object 63" xlink:type="simple" xlink:show="embed" xlink:actuate="onLoad"/><draw:image xlink:href="./ObjectReplacements/Object 63" xlink:type="simple" xlink:show="embed" xlink:actuate="onLoad"/><svg:desc>formula</svg:desc></draw:frame></text:p>
          </table:table-cell>
        </table:table-row>
        <table:table-row>
          <table:table-cell table:style-name="Table2.A3" office:value-type="string">
            <text:p text:style-name="Table_20_Contents"><draw:frame draw:style-name="fr2" draw:name="Object66" text:anchor-type="as-char" svg:y="-0.377cm" svg:width="0.478cm" svg:height="0.533cm" draw:z-index="65"><draw:object xlink:href="./Object 66" xlink:type="simple" xlink:show="embed" xlink:actuate="onLoad"/><draw:image xlink:href="./ObjectReplacements/Object 66" xlink:type="simple" xlink:show="embed" xlink:actuate="onLoad"/><svg:desc>formula</svg:desc></draw:frame></text:p>
          </table:table-cell>
          <table:table-cell table:style-name="Table2.B3" office:value-type="string">
            <text:p text:style-name="Table_20_Contents"/>
          </table:table-cell>
          <table:table-cell table:style-name="Table2.C3" office:value-type="string">
            <text:p text:style-name="Table_20_Contents"><draw:frame draw:style-name="fr2" draw:name="Object67" text:anchor-type="as-char" svg:y="-0.377cm" svg:width="1.431cm" svg:height="0.533cm" draw:z-index="66"><draw:object xlink:href="./Object 67" xlink:type="simple" xlink:show="embed" xlink:actuate="onLoad"/><draw:image xlink:href="./ObjectReplacements/Object 67" xlink:type="simple" xlink:show="embed" xlink:actuate="onLoad"/><svg:desc>formula</svg:desc></draw:frame></text:p>
          </table:table-cell>
        </table:table-row>
      </table:table>
      <text:list xml:id="list165341706510174" text:continue-numbering="true" text:style-name="L3">
        <text:list-header>
          <text:p text:style-name="P22">Le fait de placer l'examen x dans la salle s , interdit de placer l'examen y dans la salle s' dans la période suivante. Pour résoudre ce problème, il faut donc déplacer l'examen y dans la salle s, si cela ne viole pas les autres contraintes.</text:p>
        </text:list-header>
      </text:list>
      <text:p text:style-name="P26"/>
      <text:p text:style-name="P26">Question <text:span text:style-name="T40">10</text:span></text:p>
      <text:p text:style-name="P27">Question <text:span text:style-name="T40">11</text:span></text:p>
      <text:p text:style-name="P23">Pour prouver qu'un problème est NP-dur, il faut pouvoir réduire un problème modèle que l'on sait NP-hard à ce problème. <text:span text:style-name="T41">On peut par exemple prendre le problème du voyageur de commerce et démontrer qu'il existe une bijection entre les données de ce problème et celles de notre problème d'emploi du tem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venir" svg:font-family="Avenir" style:font-adornments="Regular" style:font-pitch="variable"/>
    <style:font-face style:name="Minion Pro1" svg:font-family="'Minion Pro'" style:font-pitch="variable"/>
    <style:font-face style:name="Minion Pro" svg:font-family="'Minion Pr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47cm" style:writing-mode="lr-tb"/>
      <style:text-properties style:use-window-font-color="true" style:font-name="Liberation Serif" fo:font-size="12pt" fo:language="fr" fo:country="B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style style:name="Heading_20_1" style:display-name="Heading 1" style:family="paragraph" style:parent-style-name="Heading" style:class="text" style:master-page-name="">
      <style:paragraph-properties style:page-number="auto" style:shadow="none">
        <style:tab-stops/>
      </style:paragraph-properties>
      <style:text-properties style:font-name="Avenir" fo:font-family="Avenir" style:font-style-name="Regular" style:font-pitch="variable" fo:font-size="18pt" fo:font-weight="600"/>
    </style:style>
    <style:style style:name="Text" style:family="paragraph" style:parent-style-name="Caption" style:class="extra"/>
    <style:style style:name="Contents_20_1" style:display-name="Contents 1" style:family="paragraph" style:parent-style-name="Index" style:class="index" style:master-page-name="">
      <style:paragraph-properties fo:text-align="justify" style:justify-single-word="false" style:page-number="auto" style:shadow="none"/>
      <style:text-properties style:font-name="Minion Pro" fo:font-family="'Minion Pro'" style:font-style-name="Regular"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7T14:15:25.501991000</meta:creation-date>
    <dc:date>2015-05-18T16:53:39.840739902</dc:date>
    <meta:editing-duration>P3DT9H1M31S</meta:editing-duration>
    <meta:editing-cycles>34</meta:editing-cycles>
    <meta:generator>LibreOffice/4.3.7.2$Linux_X86_64 LibreOffice_project/430m0$Build-2</meta:generator>
    <dc:creator>Bruno PEREIRA</dc:creator>
    <meta:document-statistic meta:table-count="2" meta:image-count="0" meta:object-count="67" meta:page-count="5" meta:paragraph-count="96" meta:word-count="922" meta:character-count="5048" meta:non-whitespace-character-count="4183"/>
  </office:meta>
</office:document-meta>
</file>

<file path=Object 1/content.xml><?xml version="1.0" encoding="utf-8"?>
<math xmlns="http://www.w3.org/1998/Math/MathML" display="block">
  <semantics>
    <mrow>
      <mo stretchy="false">∀</mo>
      <mrow>
        <mi>x</mi>
        <mo stretchy="false">∈</mo>
        <mi>X</mi>
      </mrow>
      <mi>,</mi>
      <mo stretchy="false">∀</mo>
      <mrow>
        <mi>s</mi>
        <mo stretchy="false">∈</mo>
        <mi>S</mi>
      </mrow>
      <mi>,</mi>
      <mo stretchy="false">∀</mo>
      <mrow>
        <mi>t</mi>
        <mo stretchy="false">∈</mo>
        <mrow>
          <mo fence="true" stretchy="false">(</mo>
          <mrow>
            <mrow>
              <mn>1.</mn>
              <mn>.</mn>
              <mi>T</mi>
            </mrow>
          </mrow>
          <mo fence="true" stretchy="false">)</mo>
        </mrow>
      </mrow>
      <mi>,</mi>
      <mo stretchy="false">∀</mo>
      <mrow>
        <mi>e</mi>
        <mo stretchy="false">∈</mo>
        <mi>E</mi>
      </mrow>
    </mrow>
    <annotation encoding="StarMath 5.0"> forall x in X,forall s in S, forall t in (1..T), forall e in E</annotation>
  </semantics>
</math>
</file>

<file path=Object 10/content.xml><?xml version="1.0" encoding="utf-8"?>
<math xmlns="http://www.w3.org/1998/Math/MathML" display="block">
  <semantics>
    <mrow>
      <mrow>
        <msub>
          <mi>x</mi>
          <mn>1</mn>
        </msub>
        <mo stretchy="false">∈</mo>
        <mi>b</mi>
      </mrow>
      <mrow>
        <mrow>
          <mrow>
            <mo fence="true" stretchy="false">(</mo>
            <mrow>
              <mi>p</mi>
            </mrow>
            <mo fence="true" stretchy="false">)</mo>
          </mrow>
          <mo stretchy="false">∧</mo>
          <msub>
            <mi>x</mi>
            <mn>2</mn>
          </msub>
        </mrow>
        <mo stretchy="false">∈</mo>
        <mi>b</mi>
      </mrow>
      <mrow>
        <mrow>
          <mo fence="true" stretchy="false">(</mo>
          <mrow>
            <mi>p</mi>
          </mrow>
          <mo fence="true" stretchy="false">)</mo>
        </mrow>
        <mo stretchy="false">∧</mo>
        <mi>μ</mi>
      </mrow>
      <mrow>
        <mrow>
          <mo fence="true" stretchy="false">(</mo>
          <mrow>
            <msub>
              <mi>x</mi>
              <mn>1</mn>
            </msub>
          </mrow>
          <mo fence="true" stretchy="false">)</mo>
        </mrow>
        <mo stretchy="false">=</mo>
        <mrow>
          <mrow>
            <mo fence="true" stretchy="false">(</mo>
            <mrow>
              <mrow>
                <msub>
                  <mi>s</mi>
                  <mn>1</mn>
                </msub>
                <mi>,</mi>
                <mi>t</mi>
              </mrow>
            </mrow>
            <mo fence="true" stretchy="false">)</mo>
          </mrow>
          <mo stretchy="false">∧</mo>
          <mi>μ</mi>
        </mrow>
      </mrow>
      <mrow>
        <mrow>
          <mo fence="true" stretchy="false">(</mo>
          <mrow>
            <msub>
              <mi>x</mi>
              <mn>2</mn>
            </msub>
          </mrow>
          <mo fence="true" stretchy="false">)</mo>
        </mrow>
        <mo stretchy="false">=</mo>
        <mrow>
          <mo fence="true" stretchy="false">(</mo>
          <mrow>
            <mrow>
              <msub>
                <mi>s</mi>
                <mn>2</mn>
              </msub>
              <mi>,</mi>
              <mi>t</mi>
            </mrow>
          </mrow>
          <mo fence="true" stretchy="false">)</mo>
        </mrow>
      </mrow>
    </mrow>
    <annotation encoding="StarMath 5.0">x_1 in b( p ) and x_2 in b( p ) and μ( x_1 )=( s_1 ,t ) and μ( x_2 )=( s_2 ,t )</annotation>
  </semantics>
</math>
</file>

<file path=Object 11/content.xml><?xml version="1.0" encoding="utf-8"?>
<math xmlns="http://www.w3.org/1998/Math/MathML" display="block">
  <semantics>
    <mrow>
      <msub>
        <mi>x</mi>
        <mn>1</mn>
      </msub>
      <mo stretchy="false">=</mo>
      <mrow>
        <msub>
          <mi>x</mi>
          <mn>2</mn>
        </msub>
        <mo stretchy="false">∧</mo>
        <msub>
          <mi>s</mi>
          <mn>1</mn>
        </msub>
      </mrow>
      <mo stretchy="false">=</mo>
      <msub>
        <mi>s</mi>
        <mn>2</mn>
      </msub>
    </mrow>
    <annotation encoding="StarMath 5.0">x_{1} = x_{2} and s_{1} = s_{2}</annotation>
  </semantics>
</math>
</file>

<file path=Object 12/content.xml><?xml version="1.0" encoding="utf-8"?>
<math xmlns="http://www.w3.org/1998/Math/MathML" display="block">
  <semantics>
    <mrow>
      <mrow>
        <mo stretchy="false">¬</mo>
        <msub>
          <mi>p</mi>
          <mn>1,0,0</mn>
        </msub>
      </mrow>
      <mo stretchy="false">∧</mo>
      <mrow>
        <mo stretchy="false">¬</mo>
        <msub>
          <mi>p</mi>
          <mn>0,1,0</mn>
        </msub>
      </mrow>
      <mo stretchy="false">∧</mo>
      <mrow>
        <mo stretchy="false">¬</mo>
        <msub>
          <mi>p</mi>
          <mn>0,0,1</mn>
        </msub>
      </mrow>
    </mrow>
    <annotation encoding="StarMath 5.0">neg p_{ 1,0,0 } and neg p_{ 0,1,0 } and neg p_{ 0,0,1 }</annotation>
  </semantics>
</math>
</file>

<file path=Object 13/content.xml><?xml version="1.0" encoding="utf-8"?>
<math xmlns="http://www.w3.org/1998/Math/MathML" display="block">
  <semantics>
    <mrow>
      <mrow>
        <mo stretchy="false">¬</mo>
        <msub>
          <mi>p</mi>
          <mn>0,0,0</mn>
        </msub>
      </mrow>
      <mo stretchy="false">∨</mo>
      <mrow>
        <mo fence="true" stretchy="false">(</mo>
        <mrow>
          <mrow>
            <mrow>
              <mo stretchy="false">¬</mo>
              <msub>
                <mi>p</mi>
                <mn>1,0,0</mn>
              </msub>
            </mrow>
            <mo stretchy="false">∧</mo>
            <mrow>
              <mo stretchy="false">¬</mo>
              <msub>
                <mi>p</mi>
                <mn>0,1,0</mn>
              </msub>
            </mrow>
            <mo stretchy="false">∧</mo>
            <mrow>
              <mo stretchy="false">¬</mo>
              <msub>
                <mi>p</mi>
                <mn>0,0,1</mn>
              </msub>
            </mrow>
          </mrow>
        </mrow>
        <mo fence="true" stretchy="false">)</mo>
      </mrow>
    </mrow>
    <annotation encoding="StarMath 5.0">neg p_{0,0,0} or ( neg p_{1,0,0} and neg p_{0,1,0} and neg p_{0,0,1} )</annotation>
  </semantics>
</math>
</file>

<file path=Object 14/content.xml><?xml version="1.0" encoding="utf-8"?>
<math xmlns="http://www.w3.org/1998/Math/MathML" display="block">
  <semantics>
    <mrow>
      <mrow>
        <mo stretchy="false">¬</mo>
        <msub>
          <mi>p</mi>
          <mn>0,0,0</mn>
        </msub>
      </mrow>
      <mo stretchy="false">∨</mo>
      <mrow>
        <mo fence="true" stretchy="false">(</mo>
        <mrow>
          <mrow>
            <mrow>
              <mo stretchy="false">¬</mo>
              <msub>
                <mi>p</mi>
                <mn>1,0,0</mn>
              </msub>
            </mrow>
            <mo stretchy="false">∧</mo>
            <mrow>
              <mo stretchy="false">¬</mo>
              <msub>
                <mi>p</mi>
                <mn>0,1,0</mn>
              </msub>
            </mrow>
            <mo stretchy="false">∧</mo>
            <mrow>
              <mo stretchy="false">¬</mo>
              <msub>
                <mi>p</mi>
                <mn>0,0,1</mn>
              </msub>
            </mrow>
          </mrow>
        </mrow>
        <mo fence="true" stretchy="false">)</mo>
      </mrow>
    </mrow>
    <annotation encoding="StarMath 5.0">neg p_{0,0,0} or ( neg p_{1,0,0} and neg p_{0,1,0} and neg p_{0,0,1} )</annotation>
  </semantics>
</math>
</file>

<file path=Object 15/content.xml><?xml version="1.0" encoding="utf-8"?>
<math xmlns="http://www.w3.org/1998/Math/MathML" display="block">
  <semantics>
    <mrow>
      <msub>
        <mi>p</mi>
        <mn>0,0,0</mn>
      </msub>
      <mo stretchy="false">∨</mo>
      <msub>
        <mi>p</mi>
        <mn>0,1,0</mn>
      </msub>
      <mo stretchy="false">∨</mo>
      <msub>
        <mi>p</mi>
        <mn>0,0,1</mn>
      </msub>
      <mo stretchy="false">∨</mo>
      <msub>
        <mi>p</mi>
        <mn>0,1,1</mn>
      </msub>
    </mrow>
    <annotation encoding="StarMath 5.0">p_{ 0,0,0 } or p_{ 0,1,0 } or p_{ 0,0,1 } or p_{ 0,1,1 }</annotation>
  </semantics>
</math>
</file>

<file path=Object 16/content.xml><?xml version="1.0" encoding="utf-8"?>
<math xmlns="http://www.w3.org/1998/Math/MathML" display="block">
  <semantics>
    <mrow>
      <mrow>
        <mo stretchy="false">¬</mo>
        <msub>
          <mi>p</mi>
          <mrow>
            <mi>x</mi>
            <mi>,</mi>
            <mi>t</mi>
            <mi>,</mi>
            <mi>s</mi>
          </mrow>
        </msub>
      </mrow>
      <mo stretchy="false">∨</mo>
      <mrow>
        <mo fence="true" stretchy="false">(</mo>
        <mrow>
          <mrow>
            <msubsup>
              <mrow>
                <mrow/>
                <mo stretchy="false">∧</mo>
                <mrow/>
              </mrow>
              <mrow>
                <mi>s</mi>
                <mi>'</mi>
              </mrow>
              <mi>S</mi>
            </msubsup>
            <mrow>
              <mo stretchy="false">¬</mo>
              <msub>
                <mi>p</mi>
                <mrow>
                  <mi>y</mi>
                  <mi>,</mi>
                  <mi>t</mi>
                  <mi>,</mi>
                  <mi>s</mi>
                  <mi>'</mi>
                </mrow>
              </msub>
            </mrow>
          </mrow>
        </mrow>
        <mo fence="true" stretchy="false">)</mo>
      </mrow>
    </mrow>
    <annotation encoding="StarMath 5.0">neg p_{ x,t,s } or ( {{} and {}}_{s'}^{S} {neg p_{ y,t,s' } } )</annotation>
  </semantics>
</math>
</file>

<file path=Object 17/content.xml><?xml version="1.0" encoding="utf-8"?>
<math xmlns="http://www.w3.org/1998/Math/MathML" display="block">
  <semantics>
    <mrow>
      <msubsup>
        <mrow>
          <mrow/>
          <mo stretchy="false">∧</mo>
          <mrow/>
        </mrow>
        <mi>p</mi>
        <mi>P</mi>
      </msubsup>
      <msubsup>
        <mrow>
          <mrow/>
          <mo stretchy="false">∧</mo>
          <mrow/>
        </mrow>
        <mi>x</mi>
        <mrow>
          <mi>b</mi>
          <mrow>
            <mo fence="true" stretchy="false">(</mo>
            <mrow>
              <mi>p</mi>
            </mrow>
            <mo fence="true" stretchy="false">)</mo>
          </mrow>
        </mrow>
      </msubsup>
      <msubsup>
        <mrow>
          <mrow/>
          <mo stretchy="false">∧</mo>
          <mrow/>
        </mrow>
        <mrow>
          <mi>y</mi>
          <mo stretchy="false">≠</mo>
          <mi>x</mi>
        </mrow>
        <mrow>
          <mi>b</mi>
          <mrow>
            <mo fence="true" stretchy="false">(</mo>
            <mrow>
              <mi>p</mi>
            </mrow>
            <mo fence="true" stretchy="false">)</mo>
          </mrow>
        </mrow>
      </msubsup>
      <msubsup>
        <mrow>
          <mrow/>
          <mo stretchy="false">∧</mo>
          <mrow/>
        </mrow>
        <mi>t</mi>
        <mi>T</mi>
      </msubsup>
      <msubsup>
        <mrow>
          <mrow/>
          <mo stretchy="false">∧</mo>
          <mrow/>
        </mrow>
        <mi>s</mi>
        <mi>S</mi>
      </msubsup>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and{}}_{ p }^{ P } 
{{}and{}}_{ x }^{ b(p) } 
{{}and{}}_{ y&lt;&gt;x }^{ b(p) }
{{}and{}}_{ t }^{ T } 
{{}and{}}_{ s }^{ S } 
{{}and{}}_{s'}^{S} { 
	neg p_{ x,t,s } or neg p_{ y,t,s' } 
} </annotation>
  </semantics>
</math>
</file>

<file path=Object 18/content.xml><?xml version="1.0" encoding="utf-8"?>
<math xmlns="http://www.w3.org/1998/Math/MathML" display="block">
  <semantics>
    <mrow>
      <mrow>
        <mrow>
          <munderover>
            <mo stretchy="false">∑</mo>
            <mrow>
              <mrow>
                <mi>e</mi>
                <mo stretchy="false">∣</mo>
                <mi>x</mi>
                <mo stretchy="false">∈</mo>
                <mi>a</mi>
              </mrow>
              <mrow>
                <mo fence="true" stretchy="false">(</mo>
                <mrow>
                  <mi>e</mi>
                </mrow>
                <mo fence="true" stretchy="false">)</mo>
              </mrow>
            </mrow>
            <mi>E</mi>
          </munderover>
          <mn>1</mn>
        </mrow>
        <mo stretchy="false">≤</mo>
        <mi>c</mi>
      </mrow>
      <mrow>
        <mo fence="true" stretchy="false">(</mo>
        <mrow>
          <mi>s</mi>
        </mrow>
        <mo fence="true" stretchy="false">)</mo>
      </mrow>
    </mrow>
    <annotation encoding="StarMath 5.0"> sum from{ e divides  x in a( e )} to {E} {1} &lt;= c(s)</annotation>
  </semantics>
</math>
</file>

<file path=Object 19/content.xml><?xml version="1.0" encoding="utf-8"?>
<math xmlns="http://www.w3.org/1998/Math/MathML" display="block">
  <semantics>
    <mrow>
      <mrow>
        <mo fence="true" stretchy="false">(</mo>
        <mrow>
          <mrow>
            <msub>
              <mi>p</mi>
              <mn>0,0,0</mn>
            </msub>
            <mo stretchy="false">∧</mo>
            <msub>
              <mi>p</mi>
              <mn>0,1,0</mn>
            </msub>
          </mrow>
        </mrow>
        <mo fence="true" stretchy="false">)</mo>
      </mrow>
      <mo stretchy="false">∨</mo>
      <mrow>
        <mo fence="true" stretchy="false">(</mo>
        <mrow>
          <mrow>
            <msub>
              <mi>p</mi>
              <mn>0,0,1</mn>
            </msub>
            <mo stretchy="false">∧</mo>
            <msub>
              <mi>p</mi>
              <mn>0,1,1</mn>
            </msub>
          </mrow>
        </mrow>
        <mo fence="true" stretchy="false">)</mo>
      </mrow>
    </mrow>
    <annotation encoding="StarMath 5.0">(p_{ 0,0,0 } and p_{ 0,1,0 }) or ( p_{ 0,0,1 } and p_{0,1,1} )
</annotation>
  </semantics>
</math>
</file>

<file path=Object 2/content.xml><?xml version="1.0" encoding="utf-8"?>
<math xmlns="http://www.w3.org/1998/Math/MathML" display="block">
  <semantics>
    <mrow>
      <mi>μ</mi>
      <mrow>
        <mrow>
          <mo fence="true" stretchy="false">(</mo>
          <mrow>
            <mi>x</mi>
          </mrow>
          <mo fence="true" stretchy="false">)</mo>
        </mrow>
        <mo stretchy="false">=</mo>
        <mrow>
          <mo fence="true" stretchy="false">(</mo>
          <mrow>
            <mrow>
              <mi>s</mi>
              <mi>,</mi>
              <mi>t</mi>
            </mrow>
          </mrow>
          <mo fence="true" stretchy="false">)</mo>
        </mrow>
      </mrow>
    </mrow>
    <annotation encoding="StarMath 5.0">μ(x)=(s,t)</annotation>
  </semantics>
</math>
</file>

<file path=Object 20/content.xml><?xml version="1.0" encoding="utf-8"?>
<math xmlns="http://www.w3.org/1998/Math/MathML" display="block">
  <semantics>
    <msub>
      <mi>p</mi>
      <mn>0,0,0</mn>
    </msub>
    <annotation encoding="StarMath 5.0">p_{ 0,0,0 } </annotation>
  </semantics>
</math>
</file>

<file path=Object 21/content.xml><?xml version="1.0" encoding="utf-8"?>
<math xmlns="http://www.w3.org/1998/Math/MathML" display="block">
  <semantics>
    <mrow>
      <mo stretchy="false">¬</mo>
      <msub>
        <mi>p</mi>
        <mn>0,1,0</mn>
      </msub>
    </mrow>
    <annotation encoding="StarMath 5.0">neg p_{ 0,1,0 }</annotation>
  </semantics>
</math>
</file>

<file path=Object 22/content.xml><?xml version="1.0" encoding="utf-8"?>
<math xmlns="http://www.w3.org/1998/Math/MathML" display="block">
  <semantics>
    <mrow>
      <msubsup>
        <mrow>
          <mrow/>
          <mo stretchy="false">∧</mo>
          <mrow/>
        </mrow>
        <mi>x</mi>
        <mi>X</mi>
      </msubsup>
      <msubsup>
        <mrow>
          <mrow/>
          <mo stretchy="false">∧</mo>
          <mrow/>
        </mrow>
        <mi>t</mi>
        <mi>T</mi>
      </msubsup>
      <msubsup>
        <mrow>
          <mrow/>
          <mo stretchy="false">∧</mo>
          <mrow/>
        </mrow>
        <mi>s</mi>
        <mi>S</mi>
      </msubsup>
      <mrow>
        <mo fence="true" stretchy="false">[</mo>
        <mrow>
          <mrow>
            <msubsup>
              <mrow>
                <mrow/>
                <mo stretchy="false">∧</mo>
                <mrow/>
              </mrow>
              <mrow>
                <mi>k</mi>
                <mo stretchy="false">≠</mo>
                <mi>x</mi>
              </mrow>
              <mi>X</mi>
            </msubsup>
            <mrow>
              <mrow>
                <mo fence="true" stretchy="false">(</mo>
                <mrow>
                  <mrow>
                    <mrow>
                      <mo stretchy="false">¬</mo>
                      <msub>
                        <mi>p</mi>
                        <mrow>
                          <mi>x</mi>
                          <mi>,</mi>
                          <mi>t</mi>
                          <mi>,</mi>
                          <mi>s</mi>
                        </mrow>
                      </msub>
                    </mrow>
                    <mo stretchy="false">∨</mo>
                    <mrow>
                      <mo stretchy="false">¬</mo>
                      <msub>
                        <mi>p</mi>
                        <mrow>
                          <mi>k</mi>
                          <mi>,</mi>
                          <mi>t</mi>
                          <mi>,</mi>
                          <mi>s</mi>
                        </mrow>
                      </msub>
                    </mrow>
                  </mrow>
                </mrow>
                <mo fence="true" stretchy="false">)</mo>
              </mrow>
              <mo stretchy="false">∧</mo>
              <msubsup>
                <mrow>
                  <mrow/>
                  <mo stretchy="false">∧</mo>
                  <mrow/>
                </mrow>
                <mrow>
                  <mi>k</mi>
                  <mo stretchy="false">≠</mo>
                  <mi>t</mi>
                </mrow>
                <mi>T</mi>
              </msubsup>
            </mrow>
            <mrow>
              <mrow>
                <mo fence="true" stretchy="false">(</mo>
                <mrow>
                  <mrow>
                    <mrow>
                      <mo stretchy="false">¬</mo>
                      <msub>
                        <mi>p</mi>
                        <mrow>
                          <mi>x</mi>
                          <mi>,</mi>
                          <mi>t</mi>
                          <mi>,</mi>
                          <mi>s</mi>
                        </mrow>
                      </msub>
                    </mrow>
                    <mo stretchy="false">∨</mo>
                    <mrow>
                      <mo stretchy="false">¬</mo>
                      <msub>
                        <mi>p</mi>
                        <mrow>
                          <mi>x</mi>
                          <mi>,</mi>
                          <mi>k</mi>
                          <mi>,</mi>
                          <mi>s</mi>
                        </mrow>
                      </msub>
                    </mrow>
                  </mrow>
                </mrow>
                <mo fence="true" stretchy="false">)</mo>
              </mrow>
              <mo stretchy="false">∧</mo>
              <msubsup>
                <mrow>
                  <mrow/>
                  <mo stretchy="false">∧</mo>
                  <mrow/>
                </mrow>
                <mrow>
                  <mi>k</mi>
                  <mo stretchy="false">≠</mo>
                  <mi>s</mi>
                </mrow>
                <mi>S</mi>
              </msubsup>
            </mrow>
            <mrow>
              <mo fence="true" stretchy="false">(</mo>
              <mrow>
                <mrow>
                  <mrow>
                    <mo stretchy="false">¬</mo>
                    <msub>
                      <mi>p</mi>
                      <mrow>
                        <mi>x</mi>
                        <mi>,</mi>
                        <mi>t</mi>
                        <mi>,</mi>
                        <mi>s</mi>
                      </mrow>
                    </msub>
                  </mrow>
                  <mo stretchy="false">∨</mo>
                  <mrow>
                    <mo stretchy="false">¬</mo>
                    <msub>
                      <mi>p</mi>
                      <mrow>
                        <mi>x</mi>
                        <mi>,</mi>
                        <mi>t</mi>
                        <mi>,</mi>
                        <mi>k</mi>
                      </mrow>
                    </msub>
                  </mrow>
                </mrow>
              </mrow>
              <mo fence="true" stretchy="false">)</mo>
            </mrow>
          </mrow>
        </mrow>
        <mo fence="true" stretchy="false">]</mo>
      </mrow>
    </mrow>
    <annotation encoding="StarMath 5.0">{{} and {}} _ {x} ^ {X} 
{{} and {}} _{t}^{T} 
{{} and {}} _{s}^{S}
[{{} and {}}_ {k&lt;&gt;x}^X (neg p_{ x,t,s } or neg p_{ k,t,s }) and
 {{} and {}}_ {k&lt;&gt;t}^T (neg p_{ x,t,s } or neg p_{ x,k,s }) and
 {{} and {}}_ {k&lt;&gt;s}^S (neg p_{ x,t,s } or neg p_{ x,t,k })]
</annotation>
  </semantics>
</math>
</file>

<file path=Object 23/content.xml><?xml version="1.0" encoding="utf-8"?>
<math xmlns="http://www.w3.org/1998/Math/MathML" display="block">
  <semantics>
    <mrow>
      <msubsup>
        <mrow>
          <mrow/>
          <mo stretchy="false">∧</mo>
          <mrow/>
        </mrow>
        <mi>x</mi>
        <mi>X</mi>
      </msubsup>
      <mrow>
        <mo fence="true" stretchy="false">(</mo>
        <mrow>
          <mrow>
            <msubsup>
              <mrow>
                <mrow/>
                <mo stretchy="false">∨</mo>
                <mrow/>
              </mrow>
              <mi>t</mi>
              <mi>T</mi>
            </msubsup>
            <msubsup>
              <mrow>
                <mrow/>
                <mo stretchy="false">∨</mo>
                <mrow/>
              </mrow>
              <mi>s</mi>
              <mi>S</mi>
            </msubsup>
            <msub>
              <mi>p</mi>
              <mrow>
                <mi>x</mi>
                <mi>,</mi>
                <mi>t</mi>
                <mi>,</mi>
                <mi>s</mi>
              </mrow>
            </msub>
          </mrow>
        </mrow>
        <mo fence="true" stretchy="false">)</mo>
      </mrow>
    </mrow>
    <annotation encoding="StarMath 5.0">{{} and {}}_{ x } ^ { X }
( {{} or {}}_{ t } ^{ T } 
  {{} or {}}_{ s } ^{ S } {p_{x,t,s}} )</annotation>
  </semantics>
</math>
</file>

<file path=Object 24/content.xml><?xml version="1.0" encoding="utf-8"?>
<math xmlns="http://www.w3.org/1998/Math/MathML" display="block">
  <semantics>
    <mrow>
      <mrow>
        <mo stretchy="false">¬</mo>
        <msub>
          <mi>p</mi>
          <mn>0,0,0</mn>
        </msub>
      </mrow>
      <mo stretchy="false">∨</mo>
      <mrow>
        <mo stretchy="false">¬</mo>
        <msub>
          <mi>p</mi>
          <mn>0,1,0</mn>
        </msub>
      </mrow>
    </mrow>
    <annotation encoding="StarMath 5.0">neg p_{0,0,0} or neg p_{0,1,0}</annotation>
  </semantics>
</math>
</file>

<file path=Object 25/content.xml><?xml version="1.0" encoding="utf-8"?>
<math xmlns="http://www.w3.org/1998/Math/MathML" display="block">
  <semantics>
    <mrow>
      <msubsup>
        <mrow>
          <mrow/>
          <mo stretchy="false">∧</mo>
          <mrow/>
        </mrow>
        <mi>x</mi>
        <mi>X</mi>
      </msubsup>
      <msubsup>
        <mrow>
          <mrow/>
          <mo stretchy="false">∧</mo>
          <mrow/>
        </mrow>
        <mi>t</mi>
        <mi>T</mi>
      </msubsup>
      <msubsup>
        <mrow>
          <mrow/>
          <mo stretchy="false">∧</mo>
          <mrow/>
        </mrow>
        <mi>s</mi>
        <mi>S</mi>
      </msubsup>
      <mrow>
        <mi mathvariant="italic">if</mi>
        <mi>v</mi>
        <mrow>
          <mrow>
            <mo fence="true" stretchy="false">(</mo>
            <mrow>
              <mi>x</mi>
            </mrow>
            <mo fence="true" stretchy="false">)</mo>
          </mrow>
          <mo stretchy="false">&gt;</mo>
          <mi>c</mi>
        </mrow>
        <mrow>
          <mo fence="true" stretchy="false">(</mo>
          <mrow>
            <mi>s</mi>
          </mrow>
          <mo fence="true" stretchy="false">)</mo>
        </mrow>
        <mi mathvariant="italic">then</mi>
        <mrow>
          <mo stretchy="false">¬</mo>
          <msub>
            <mi>p</mi>
            <mrow>
              <mi>x</mi>
              <mi>,</mi>
              <mi>t</mi>
              <mi>,</mi>
              <mi>s</mi>
            </mrow>
          </msub>
        </mrow>
      </mrow>
    </mrow>
    <annotation encoding="StarMath 5.0">{{}and{}}_{ x }^{ X }
{{}and{}}_{ t }^{ T }
{{}and{}}_{ s }^{ S } 
{ if v(x)&gt;c(s) then neg p_{x,t,s} } </annotation>
  </semantics>
</math>
</file>

<file path=Object 26/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and{}}_{ e }^{ E } 
{{}and{}}_{ x }^{ a(e) } 
{{}and{}}_{ y&lt;&gt;x }^{ a(e) }
{{}and{}}_{ t }^{ T } 
{{}and{}}_{ s }^{ S } 
{{}and{}}_{s'}^{S} { 
	neg p_{ x,t,s } or neg p_{ y,t,s' } 
} </annotation>
  </semantics>
</math>
</file>

<file path=Object 27/content.xml><?xml version="1.0" encoding="utf-8"?>
<math xmlns="http://www.w3.org/1998/Math/MathML" display="block">
  <semantics>
    <msub>
      <mi>p</mi>
      <mrow>
        <mi>x</mi>
        <mi>,</mi>
        <mi>t</mi>
        <mi>,</mi>
        <mi>s</mi>
      </mrow>
    </msub>
    <annotation encoding="StarMath 5.0">p_{ x,t,s } </annotation>
  </semantics>
</math>
</file>

<file path=Object 28/content.xml><?xml version="1.0" encoding="utf-8"?>
<math xmlns="http://www.w3.org/1998/Math/MathML" display="block">
  <semantics>
    <mrow>
      <msubsup>
        <mrow>
          <mrow/>
          <mo stretchy="false">∧</mo>
          <mrow/>
        </mrow>
        <mrow>
          <mi>s</mi>
          <mi>'</mi>
        </mrow>
        <mi>S</mi>
      </msubsup>
      <mrow>
        <mo stretchy="false">¬</mo>
        <msub>
          <mi>p</mi>
          <mrow>
            <mi>y</mi>
            <mi>,</mi>
            <mi>t</mi>
            <mi>,</mi>
            <mi>s</mi>
            <mi>'</mi>
          </mrow>
        </msub>
      </mrow>
    </mrow>
    <annotation encoding="StarMath 5.0">{{} and {}}_{s'}^{S} {neg p_{ y,t,s' } }</annotation>
  </semantics>
</math>
</file>

<file path=Object 29/content.xml><?xml version="1.0" encoding="utf-8"?>
<math xmlns="http://www.w3.org/1998/Math/MathML" display="block">
  <semantics>
    <mrow>
      <mrow>
        <mo stretchy="false">¬</mo>
        <msub>
          <mi>p</mi>
          <mrow>
            <mi>x</mi>
            <mi>,</mi>
            <mi>t</mi>
            <mi>,</mi>
            <mi>s</mi>
          </mrow>
        </msub>
      </mrow>
      <mo stretchy="false">∨</mo>
      <mrow>
        <mo fence="true" stretchy="false">(</mo>
        <mrow>
          <mrow>
            <msubsup>
              <mrow>
                <mrow/>
                <mo stretchy="false">∧</mo>
                <mrow/>
              </mrow>
              <mrow>
                <mi mathvariant="italic">dt</mi>
                <mo stretchy="false">=</mo>
                <mn>1</mn>
              </mrow>
              <mrow>
                <mi>d</mi>
                <mrow>
                  <mo fence="true" stretchy="false">(</mo>
                  <mrow>
                    <mi>x</mi>
                  </mrow>
                  <mo fence="true" stretchy="false">)</mo>
                </mrow>
              </mrow>
            </msubsup>
            <mrow>
              <mo stretchy="false">¬</mo>
              <msub>
                <mi>p</mi>
                <mrow>
                  <mi>x</mi>
                  <mi>,</mi>
                  <mrow>
                    <mi>t</mi>
                    <mo stretchy="false">+</mo>
                    <mi mathvariant="italic">dt</mi>
                  </mrow>
                  <mi>,</mi>
                  <mi>s</mi>
                </mrow>
              </msub>
            </mrow>
          </mrow>
        </mrow>
        <mo fence="true" stretchy="false">)</mo>
      </mrow>
    </mrow>
    <annotation encoding="StarMath 5.0">neg p_{x,t,s} or 
( {{}and{}}_{dt=1}^{d(x)} neg p_{x,t+dt,s})</annotation>
  </semantics>
</math>
</file>

<file path=Object 3/content.xml><?xml version="1.0" encoding="utf-8"?>
<math xmlns="http://www.w3.org/1998/Math/MathML" display="block">
  <semantics>
    <mrow>
      <mo stretchy="false">∀</mo>
      <mrow>
        <mi>x</mi>
        <mo stretchy="false">∈</mo>
        <mi>X</mi>
      </mrow>
      <mi>,</mi>
      <mo stretchy="false">∃</mo>
      <mrow>
        <mi>s</mi>
        <mo stretchy="false">∈</mo>
        <mi>S</mi>
      </mrow>
      <mi>,</mi>
      <mo stretchy="false">∃</mo>
      <mrow>
        <mi>t</mi>
        <mo stretchy="false">∈</mo>
        <mrow>
          <mo fence="true" stretchy="false">(</mo>
          <mrow>
            <mrow>
              <mn>1.</mn>
              <mn>.</mn>
              <mi>T</mi>
            </mrow>
          </mrow>
          <mo fence="true" stretchy="false">)</mo>
        </mrow>
      </mrow>
    </mrow>
    <annotation encoding="StarMath 5.0">forall x in X, exists s in S, exists t in ( 1..T )</annotation>
  </semantics>
</math>
</file>

<file path=Object 30/content.xml><?xml version="1.0" encoding="utf-8"?>
<math xmlns="http://www.w3.org/1998/Math/MathML" display="block">
  <semantics>
    <mrow>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 and {}}_{s'}^{S} { neg p_{ x,t,s } or neg p_{ y,t,s' } } </annotation>
  </semantics>
</math>
</file>

<file path=Object 31/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row>
            <mi>'</mi>
            <mo stretchy="false">≠</mo>
            <mi>s</mi>
          </mrow>
        </mrow>
        <mi>S</mi>
      </msubsup>
      <mrow>
        <mrow>
          <mo stretchy="false">¬</mo>
          <msub>
            <mi>p</mi>
            <mrow>
              <mi>x</mi>
              <mi>,</mi>
              <mi>t</mi>
              <mi>,</mi>
              <mi>s</mi>
            </mrow>
          </msub>
        </mrow>
        <mo stretchy="false">∨</mo>
        <mrow>
          <mo stretchy="false">¬</mo>
          <msub>
            <mi>p</mi>
            <mrow>
              <mi>y</mi>
              <mi>,</mi>
              <mrow>
                <mi>t</mi>
                <mo stretchy="false">+</mo>
                <mi>d</mi>
              </mrow>
              <mrow>
                <mo fence="true" stretchy="false">(</mo>
                <mrow>
                  <mi>x</mi>
                </mrow>
                <mo fence="true" stretchy="false">)</mo>
              </mrow>
              <mi>,</mi>
              <mi>s</mi>
              <mi>'</mi>
            </mrow>
          </msub>
        </mrow>
      </mrow>
    </mrow>
    <annotation encoding="StarMath 5.0">{{}and{}}_{e}^{E}
{{}and{}}_{x}^{a(e)}
{{}and{}}_{y&lt;&gt;x}^{a(e)}
{{}and{}}_{t}^{T}
{{}and{}}_{s}^{S}
{{}and{}}_{s'&lt;&gt;s}^{S}
neg p_{x,t,s} or neg p_{ y,t+d(x),s' }</annotation>
  </semantics>
</math>
</file>

<file path=Object 32/content.xml><?xml version="1.0" encoding="utf-8"?>
<math xmlns="http://www.w3.org/1998/Math/MathML" display="block">
  <semantics>
    <msub>
      <mi>p</mi>
      <mrow>
        <mi>x</mi>
        <mi>,</mi>
        <mi>t</mi>
        <mi>,</mi>
        <mi>s</mi>
      </mrow>
    </msub>
    <annotation encoding="StarMath 5.0">p_{x,t, s}</annotation>
  </semantics>
</math>
</file>

<file path=Object 33/content.xml><?xml version="1.0" encoding="utf-8"?>
<math xmlns="http://www.w3.org/1998/Math/MathML" display="block">
  <semantics>
    <msub>
      <mi>p</mi>
      <mrow>
        <mi>x</mi>
        <mi>,</mi>
        <mrow>
          <mi>t</mi>
          <mo stretchy="false">+</mo>
          <mn>1,</mn>
        </mrow>
        <mi>s</mi>
      </mrow>
    </msub>
    <annotation encoding="StarMath 5.0">p_{x,t+1, s}</annotation>
  </semantics>
</math>
</file>

<file path=Object 34/content.xml><?xml version="1.0" encoding="utf-8"?>
<math xmlns="http://www.w3.org/1998/Math/MathML" display="block">
  <semantics>
    <msub>
      <mi>p</mi>
      <mrow>
        <mi>y</mi>
        <mi>,</mi>
        <mrow>
          <mi>t</mi>
          <mo stretchy="false">+</mo>
          <mn>2,</mn>
        </mrow>
        <mi>s</mi>
        <mi>'</mi>
      </mrow>
    </msub>
    <annotation encoding="StarMath 5.0">p_{y,t+2, s'}</annotation>
  </semantics>
</math>
</file>

<file path=Object 35/content.xml><?xml version="1.0" encoding="utf-8"?>
<math xmlns="http://www.w3.org/1998/Math/MathML" display="block">
  <semantics>
    <msub>
      <mi>p</mi>
      <mrow>
        <mi>y</mi>
        <mi>,</mi>
        <mrow>
          <mi>t</mi>
          <mo stretchy="false">+</mo>
          <mn>3,</mn>
        </mrow>
        <mi>s</mi>
        <mi>'</mi>
      </mrow>
    </msub>
    <annotation encoding="StarMath 5.0">p_{y,t+3, s'}</annotation>
  </semantics>
</math>
</file>

<file path=Object 36/content.xml><?xml version="1.0" encoding="utf-8"?>
<math xmlns="http://www.w3.org/1998/Math/MathML" display="block">
  <semantics>
    <mrow>
      <mrow>
        <mi>t</mi>
        <mo stretchy="false">=</mo>
        <mrow>
          <msubsup>
            <mi>d</mi>
            <mn>1</mn>
            <mi>i</mi>
          </msubsup>
          <mo stretchy="false">−</mo>
          <mi>d</mi>
        </mrow>
      </mrow>
      <mrow>
        <mrow>
          <mo fence="true" stretchy="false">(</mo>
          <mrow>
            <mi>x</mi>
          </mrow>
          <mo fence="true" stretchy="false">)</mo>
        </mrow>
        <mo stretchy="false">+</mo>
        <mn>1</mn>
      </mrow>
    </mrow>
    <annotation encoding="StarMath 5.0">t=d_1^i-d(x)+1</annotation>
  </semantics>
</math>
</file>

<file path=Object 37/content.xml><?xml version="1.0" encoding="utf-8"?>
<math xmlns="http://www.w3.org/1998/Math/MathML" display="block">
  <semantics>
    <msubsup>
      <mi>d</mi>
      <mn>1</mn>
      <mi>i</mi>
    </msubsup>
    <annotation encoding="StarMath 5.0">d_1^i</annotation>
  </semantics>
</math>
</file>

<file path=Object 38/content.xml><?xml version="1.0" encoding="utf-8"?>
<math xmlns="http://www.w3.org/1998/Math/MathML" display="block">
  <semantics>
    <mrow>
      <mi>d</mi>
      <mrow>
        <mo fence="true" stretchy="false">(</mo>
        <mrow>
          <mi>x</mi>
        </mrow>
        <mo fence="true" stretchy="false">)</mo>
      </mrow>
    </mrow>
    <annotation encoding="StarMath 5.0">d( x )</annotation>
  </semantics>
</math>
</file>

<file path=Object 39/content.xml><?xml version="1.0" encoding="utf-8"?>
<math xmlns="http://www.w3.org/1998/Math/MathML" display="block">
  <semantics>
    <mrow>
      <mo stretchy="false">∀</mo>
      <mrow>
        <mi>s</mi>
        <mo stretchy="false">∈</mo>
        <mi>S</mi>
      </mrow>
      <mi>,</mi>
      <mo stretchy="false">∀</mo>
      <mrow>
        <mi>t</mi>
        <mo stretchy="false">∈</mo>
        <mrow>
          <mo fence="true" stretchy="false">(</mo>
          <mrow>
            <mrow>
              <mn>1.</mn>
              <mn>.</mn>
              <mi>T</mi>
            </mrow>
          </mrow>
          <mo fence="true" stretchy="false">)</mo>
        </mrow>
      </mrow>
      <mi>,</mi>
      <mo stretchy="false">∀</mo>
      <msub>
        <mi>x</mi>
        <mn>1</mn>
      </msub>
      <mi>,</mi>
      <mrow>
        <msub>
          <mi>x</mi>
          <mn>2</mn>
        </msub>
        <mo stretchy="false">∈</mo>
        <mi>X</mi>
      </mrow>
    </mrow>
    <annotation encoding="StarMath 5.0">forall s in S, forall t in (1..T),forall x_{1},x_{2} in X</annotation>
  </semantics>
</math>
</file>

<file path=Object 4/content.xml><?xml version="1.0" encoding="utf-8"?>
<math xmlns="http://www.w3.org/1998/Math/MathML" display="block">
  <semantics>
    <mrow>
      <mi>μ</mi>
      <mrow>
        <mrow>
          <mo fence="true" stretchy="false">(</mo>
          <mrow>
            <mi>x</mi>
          </mrow>
          <mo fence="true" stretchy="false">)</mo>
        </mrow>
        <mo stretchy="false">=</mo>
        <mrow>
          <mo fence="true" stretchy="false">(</mo>
          <mrow>
            <mrow>
              <mi>s</mi>
              <mi>,</mi>
              <mi>t</mi>
            </mrow>
          </mrow>
          <mo fence="true" stretchy="false">)</mo>
        </mrow>
      </mrow>
    </mrow>
    <annotation encoding="StarMath 5.0">μ(x)=(s,t)</annotation>
  </semantics>
</math>
</file>

<file path=Object 40/content.xml><?xml version="1.0" encoding="utf-8"?>
<math xmlns="http://www.w3.org/1998/Math/MathML" display="block">
  <semantics>
    <mrow>
      <mi>μ</mi>
      <mrow>
        <mrow>
          <mo fence="true" stretchy="false">(</mo>
          <mrow>
            <msub>
              <mi>x</mi>
              <mn>1</mn>
            </msub>
          </mrow>
          <mo fence="true" stretchy="false">)</mo>
        </mrow>
        <mo stretchy="false">=</mo>
        <mrow>
          <mrow>
            <mo fence="true" stretchy="false">(</mo>
            <mrow>
              <mrow>
                <mi>s</mi>
                <mi>,</mi>
                <mi>t</mi>
              </mrow>
            </mrow>
            <mo fence="true" stretchy="false">)</mo>
          </mrow>
          <mo stretchy="false">∧</mo>
          <mi>μ</mi>
        </mrow>
      </mrow>
      <mrow>
        <mrow>
          <mo fence="true" stretchy="false">(</mo>
          <mrow>
            <msub>
              <mi>x</mi>
              <mn>2</mn>
            </msub>
          </mrow>
          <mo fence="true" stretchy="false">)</mo>
        </mrow>
        <mo stretchy="false">=</mo>
        <mrow>
          <mo fence="true" stretchy="false">(</mo>
          <mrow>
            <mrow>
              <mi>s</mi>
              <mi>,</mi>
              <mi>t</mi>
            </mrow>
          </mrow>
          <mo fence="true" stretchy="false">)</mo>
        </mrow>
      </mrow>
    </mrow>
    <annotation encoding="StarMath 5.0">μ(x_1)=(s,t) and μ(x_2)=(s,t)</annotation>
  </semantics>
</math>
</file>

<file path=Object 41/content.xml><?xml version="1.0" encoding="utf-8"?>
<math xmlns="http://www.w3.org/1998/Math/MathML" display="block">
  <semantics>
    <mrow>
      <msub>
        <mi>x</mi>
        <mn>1</mn>
      </msub>
      <mo stretchy="false">=</mo>
      <msub>
        <mi>x</mi>
        <mn>2</mn>
      </msub>
    </mrow>
    <annotation encoding="StarMath 5.0">x_1=x_2</annotation>
  </semantics>
</math>
</file>

<file path=Object 42/content.xml><?xml version="1.0" encoding="utf-8"?>
<math xmlns="http://www.w3.org/1998/Math/MathML" display="block">
  <semantics>
    <mrow>
      <mo stretchy="false">∀</mo>
      <mrow>
        <mi>x</mi>
        <mo stretchy="false">∈</mo>
        <mi>X</mi>
      </mrow>
      <mi>,</mi>
      <mo stretchy="false">∀</mo>
      <msub>
        <mi>s</mi>
        <mn>1</mn>
      </msub>
      <mi>,</mi>
      <mrow>
        <msub>
          <mi>s</mi>
          <mn>2</mn>
        </msub>
        <mo stretchy="false">∈</mo>
        <mi>S</mi>
      </mrow>
      <mi>,</mi>
      <mo stretchy="false">∀</mo>
      <mrow>
        <mi>t</mi>
        <mo stretchy="false">∈</mo>
        <mrow>
          <mo fence="true" stretchy="false">(</mo>
          <mrow>
            <mrow>
              <mn>1.</mn>
              <mn>.</mn>
              <mi>T</mi>
            </mrow>
          </mrow>
          <mo fence="true" stretchy="false">)</mo>
        </mrow>
      </mrow>
    </mrow>
    <annotation encoding="StarMath 5.0">forall x in X, forall s_1 ,s_2 in S, forall t in ( 1..T )</annotation>
  </semantics>
</math>
</file>

<file path=Object 43/content.xml><?xml version="1.0" encoding="utf-8"?>
<math xmlns="http://www.w3.org/1998/Math/MathML" display="block">
  <semantics>
    <mrow>
      <mi>μ</mi>
      <mrow>
        <mrow>
          <mo fence="true" stretchy="false">(</mo>
          <mrow>
            <mi>x</mi>
          </mrow>
          <mo fence="true" stretchy="false">)</mo>
        </mrow>
        <mo stretchy="false">=</mo>
        <mrow>
          <mrow>
            <mo fence="true" stretchy="false">(</mo>
            <mrow>
              <mrow>
                <msub>
                  <mi>s</mi>
                  <mn>1</mn>
                </msub>
                <mi>,</mi>
                <mi>t</mi>
              </mrow>
            </mrow>
            <mo fence="true" stretchy="false">)</mo>
          </mrow>
          <mo stretchy="false">∧</mo>
          <mi>μ</mi>
        </mrow>
      </mrow>
      <mrow>
        <mrow>
          <mo fence="true" stretchy="false">(</mo>
          <mrow>
            <mi>x</mi>
          </mrow>
          <mo fence="true" stretchy="false">)</mo>
        </mrow>
        <mo stretchy="false">=</mo>
        <mrow>
          <mo fence="true" stretchy="false">(</mo>
          <mrow>
            <mrow>
              <msub>
                <mi>s</mi>
                <mn>2</mn>
              </msub>
              <mi>,</mi>
              <mi>t</mi>
            </mrow>
          </mrow>
          <mo fence="true" stretchy="false">)</mo>
        </mrow>
      </mrow>
    </mrow>
    <annotation encoding="StarMath 5.0">μ(x)=(s_1 ,t) and μ(x)=(s_2 ,t)</annotation>
  </semantics>
</math>
</file>

<file path=Object 44/content.xml><?xml version="1.0" encoding="utf-8"?>
<math xmlns="http://www.w3.org/1998/Math/MathML" display="block">
  <semantics>
    <mrow>
      <mi>s</mi>
      <mrow>
        <mn>1</mn>
        <mo stretchy="false">=</mo>
        <mi>s</mi>
      </mrow>
      <mn>2</mn>
    </mrow>
    <annotation encoding="StarMath 5.0">s1=s2</annotation>
  </semantics>
</math>
</file>

<file path=Object 45/content.xml><?xml version="1.0" encoding="utf-8"?>
<math xmlns="http://www.w3.org/1998/Math/MathML" display="block">
  <semantics>
    <mrow>
      <mo stretchy="false">∀</mo>
      <mrow>
        <mi>x</mi>
        <mo stretchy="false">∈</mo>
        <mi>X</mi>
      </mrow>
      <mi>,</mi>
      <mo stretchy="false">∀</mo>
      <mrow>
        <mi>s</mi>
        <mo stretchy="false">∈</mo>
        <mi>S</mi>
      </mrow>
      <mi>,</mi>
      <mo stretchy="false">∀</mo>
      <msub>
        <mi>t</mi>
        <mn>1</mn>
      </msub>
      <mi>,</mi>
      <mrow>
        <msub>
          <mi>t</mi>
          <mn>2</mn>
        </msub>
        <mo stretchy="false">∈</mo>
        <mrow>
          <mo fence="true" stretchy="false">(</mo>
          <mrow>
            <mrow>
              <mn>1.</mn>
              <mn>.</mn>
              <mi>T</mi>
            </mrow>
          </mrow>
          <mo fence="true" stretchy="false">)</mo>
        </mrow>
      </mrow>
    </mrow>
    <annotation encoding="StarMath 5.0">forall x in X, forall s in S, forall t_1 ,t_2 in ( 1..T ) </annotation>
  </semantics>
</math>
</file>

<file path=Object 46/content.xml><?xml version="1.0" encoding="utf-8"?>
<math xmlns="http://www.w3.org/1998/Math/MathML" display="block">
  <semantics>
    <mrow>
      <mi>μ</mi>
      <mrow>
        <mrow>
          <mo fence="true" stretchy="false">(</mo>
          <mrow>
            <mi>x</mi>
          </mrow>
          <mo fence="true" stretchy="false">)</mo>
        </mrow>
        <mo stretchy="false">=</mo>
        <mrow>
          <mrow>
            <mo fence="true" stretchy="false">(</mo>
            <mrow>
              <mrow>
                <mi>s</mi>
                <mi>,</mi>
                <mi>t</mi>
                <mn>1</mn>
              </mrow>
            </mrow>
            <mo fence="true" stretchy="false">)</mo>
          </mrow>
          <mo stretchy="false">∧</mo>
          <mi>μ</mi>
        </mrow>
      </mrow>
      <mrow>
        <mrow>
          <mo fence="true" stretchy="false">(</mo>
          <mrow>
            <mi>x</mi>
          </mrow>
          <mo fence="true" stretchy="false">)</mo>
        </mrow>
        <mo stretchy="false">=</mo>
        <mrow>
          <mo fence="true" stretchy="false">(</mo>
          <mrow>
            <mrow>
              <mi>s</mi>
              <mi>,</mi>
              <mi>t</mi>
              <mn>2</mn>
            </mrow>
          </mrow>
          <mo fence="true" stretchy="false">)</mo>
        </mrow>
      </mrow>
    </mrow>
    <annotation encoding="StarMath 5.0">μ(x)=(s,t1) and μ(x)=(s,t2)</annotation>
  </semantics>
</math>
</file>

<file path=Object 47/content.xml><?xml version="1.0" encoding="utf-8"?>
<math xmlns="http://www.w3.org/1998/Math/MathML" display="block">
  <semantics>
    <mrow>
      <mi>t</mi>
      <mrow>
        <mn>1</mn>
        <mo stretchy="false">=</mo>
        <mi>t</mi>
      </mrow>
      <mn>2</mn>
    </mrow>
    <annotation encoding="StarMath 5.0">t1=t2</annotation>
  </semantics>
</math>
</file>

<file path=Object 48/content.xml><?xml version="1.0" encoding="utf-8"?>
<math xmlns="http://www.w3.org/1998/Math/MathML" display="block">
  <semantics>
    <mrow>
      <msubsup>
        <mrow>
          <mrow/>
          <mo stretchy="false">∧</mo>
          <mrow/>
        </mrow>
        <mrow>
          <mi mathvariant="italic">dt</mi>
          <mo stretchy="false">=</mo>
          <mn>1</mn>
        </mrow>
        <mrow>
          <mi>d</mi>
          <mrow>
            <mo fence="true" stretchy="false">(</mo>
            <mrow>
              <mi>x</mi>
            </mrow>
            <mo fence="true" stretchy="false">)</mo>
          </mrow>
        </mrow>
      </msubsup>
      <mrow>
        <mrow>
          <mo stretchy="false">¬</mo>
          <msub>
            <mi>p</mi>
            <mrow>
              <mi>x</mi>
              <mi>,</mi>
              <mi>t</mi>
              <mi>,</mi>
              <mi>s</mi>
            </mrow>
          </msub>
        </mrow>
        <mo stretchy="false">∨</mo>
        <mrow>
          <mo stretchy="false">¬</mo>
          <msub>
            <mi>p</mi>
            <mrow>
              <mi>x</mi>
              <mi>,</mi>
              <mrow>
                <mi>t</mi>
                <mo stretchy="false">+</mo>
                <mi mathvariant="italic">dt</mi>
              </mrow>
              <mi>,</mi>
              <mi>s</mi>
            </mrow>
          </msub>
        </mrow>
      </mrow>
    </mrow>
    <annotation encoding="StarMath 5.0">{{}and{}}_{dt=1}^{d(x)} neg p_{x,t,s} or neg p_{x,t+dt,s}</annotation>
  </semantics>
</math>
</file>

<file path=Object 49/content.xml><?xml version="1.0" encoding="utf-8"?>
<math xmlns="http://www.w3.org/1998/Math/MathML" display="block">
  <semantics>
    <mrow>
      <msubsup>
        <mrow>
          <mrow/>
          <mo stretchy="false">∧</mo>
          <mrow/>
        </mrow>
        <mi>x</mi>
        <mi>X</mi>
      </msubsup>
      <msubsup>
        <mrow>
          <mrow/>
          <mo stretchy="false">∧</mo>
          <mrow/>
        </mrow>
        <mi>t</mi>
        <mrow>
          <mrow>
            <mi>T</mi>
            <mo stretchy="false">−</mo>
            <mi>d</mi>
          </mrow>
          <mrow>
            <mrow>
              <mo fence="true" stretchy="false">(</mo>
              <mrow>
                <mi>x</mi>
              </mrow>
              <mo fence="true" stretchy="false">)</mo>
            </mrow>
            <mo stretchy="false">+</mo>
            <mn>1</mn>
          </mrow>
        </mrow>
      </msubsup>
      <msubsup>
        <mrow>
          <mrow/>
          <mo stretchy="false">∧</mo>
          <mrow/>
        </mrow>
        <mi>s</mi>
        <mi>S</mi>
      </msubsup>
      <msubsup>
        <mrow>
          <mrow/>
          <mo stretchy="false">∧</mo>
          <mrow/>
        </mrow>
        <mrow>
          <mi mathvariant="italic">dt</mi>
          <mo stretchy="false">=</mo>
          <mn>1</mn>
        </mrow>
        <mrow>
          <mi>d</mi>
          <mrow>
            <mo fence="true" stretchy="false">(</mo>
            <mrow>
              <mi>x</mi>
            </mrow>
            <mo fence="true" stretchy="false">)</mo>
          </mrow>
        </mrow>
      </msubsup>
      <mrow>
        <mrow>
          <mo stretchy="false">¬</mo>
          <msub>
            <mi>p</mi>
            <mrow>
              <mi>x</mi>
              <mi>,</mi>
              <mi>t</mi>
              <mi>,</mi>
              <mi>s</mi>
            </mrow>
          </msub>
        </mrow>
        <mo stretchy="false">∨</mo>
        <mrow>
          <mo stretchy="false">¬</mo>
          <msub>
            <mi>p</mi>
            <mrow>
              <mi>x</mi>
              <mi>,</mi>
              <mrow>
                <mi>t</mi>
                <mo stretchy="false">+</mo>
                <mi mathvariant="italic">dt</mi>
              </mrow>
              <mi>,</mi>
              <mi>s</mi>
            </mrow>
          </msub>
        </mrow>
      </mrow>
    </mrow>
    <annotation encoding="StarMath 5.0">{{}and{}}_{x}^{X}
{{}and{}}_{t}^{T-d(x)+1}
{{}and{}}_{s}^{S}
{{}and{}}_{dt=1}^{d(x)} 
neg p_{x,t,s} or neg p_{x,t+dt,s}</annotation>
  </semantics>
</math>
</file>

<file path=Object 5/content.xml><?xml version="1.0" encoding="utf-8"?>
<math xmlns="http://www.w3.org/1998/Math/MathML" display="block">
  <semantics>
    <mrow>
      <mo stretchy="false">∀</mo>
      <mrow>
        <mi>e</mi>
        <mo stretchy="false">∈</mo>
        <mi>E</mi>
      </mrow>
      <mi>,</mi>
      <mo stretchy="false">∀</mo>
      <msub>
        <mi>x</mi>
        <mn>1</mn>
      </msub>
      <mi>,</mi>
      <mrow>
        <msub>
          <mi>x</mi>
          <mn>2</mn>
        </msub>
        <mo stretchy="false">∈</mo>
        <mi>X</mi>
      </mrow>
      <mi>,</mi>
      <mo stretchy="false">∀</mo>
      <mrow>
        <mi>t</mi>
        <mo stretchy="false">∈</mo>
        <mrow>
          <mo fence="true" stretchy="false">(</mo>
          <mrow>
            <mrow>
              <mn>1.</mn>
              <mn>.</mn>
              <mi>T</mi>
            </mrow>
          </mrow>
          <mo fence="true" stretchy="false">)</mo>
        </mrow>
      </mrow>
    </mrow>
    <annotation encoding="StarMath 5.0">forall e in E, forall x_1 ,x_2 in X, forall t in (1..T)</annotation>
  </semantics>
</math>
</file>

<file path=Object 50/content.xml><?xml version="1.0" encoding="utf-8"?>
<math xmlns="http://www.w3.org/1998/Math/MathML" display="block">
  <semantics>
    <mrow>
      <msubsup>
        <mrow>
          <mrow/>
          <mo stretchy="false">∧</mo>
          <mrow/>
        </mrow>
        <mi>x</mi>
        <mi>X</mi>
      </msubsup>
      <msubsup>
        <mrow>
          <mrow/>
          <mo stretchy="false">∧</mo>
          <mrow/>
        </mrow>
        <mi>s</mi>
        <mi>S</mi>
      </msubsup>
      <msubsup>
        <mrow>
          <mrow/>
          <mo stretchy="false">∧</mo>
          <mrow/>
        </mrow>
        <mrow>
          <mrow>
            <mi>t</mi>
            <mo stretchy="false">=</mo>
            <mrow>
              <mi>T</mi>
              <mo stretchy="false">−</mo>
              <mi>d</mi>
            </mrow>
          </mrow>
          <mrow>
            <mrow>
              <mo fence="true" stretchy="false">(</mo>
              <mrow>
                <mi>x</mi>
              </mrow>
              <mo fence="true" stretchy="false">)</mo>
            </mrow>
            <mo stretchy="false">+</mo>
            <mn>1</mn>
          </mrow>
        </mrow>
        <mi>T</mi>
      </msubsup>
      <mrow>
        <mo stretchy="false">¬</mo>
        <msub>
          <mi>p</mi>
          <mrow>
            <mi>x</mi>
            <mi>,</mi>
            <mi>t</mi>
            <mi>,</mi>
            <mi>s</mi>
          </mrow>
        </msub>
      </mrow>
    </mrow>
    <annotation encoding="StarMath 5.0">{{}and{}}_{x}^{X}
{{}and{}}_{s}^{S}
{{}and{}}_{t=T-d(x)+1}^{T}
neg p_{ x,t,s }</annotation>
  </semantics>
</math>
</file>

<file path=Object 51/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i>'</mi>
        </mrow>
        <mi>S</mi>
      </msubsup>
      <msubsup>
        <mrow>
          <mrow/>
          <mo stretchy="false">∧</mo>
          <mrow/>
        </mrow>
        <mrow>
          <mi>t</mi>
          <mrow>
            <mi>'</mi>
            <mo stretchy="false">=</mo>
            <mrow>
              <mi>t</mi>
              <mo stretchy="false">−</mo>
              <mi>d</mi>
            </mrow>
          </mrow>
          <mrow>
            <mrow>
              <mo fence="true" stretchy="false">(</mo>
              <mrow>
                <mi>y</mi>
              </mrow>
              <mo fence="true" stretchy="false">)</mo>
            </mrow>
            <mo stretchy="false">+</mo>
            <mn>1</mn>
          </mrow>
        </mrow>
        <mrow>
          <mrow>
            <mi>t</mi>
            <mo stretchy="false">+</mo>
            <mi>d</mi>
          </mrow>
          <mrow>
            <mrow>
              <mo fence="true" stretchy="false">(</mo>
              <mrow>
                <mi>x</mi>
              </mrow>
              <mo fence="true" stretchy="false">)</mo>
            </mrow>
            <mo stretchy="false">−</mo>
            <mn>1</mn>
          </mrow>
        </mrow>
      </msubsup>
      <mrow>
        <mrow>
          <mo stretchy="false">¬</mo>
          <msub>
            <mi>p</mi>
            <mrow>
              <mi>x</mi>
              <mi>,</mi>
              <mi>t</mi>
              <mi>,</mi>
              <mi>s</mi>
            </mrow>
          </msub>
        </mrow>
        <mo stretchy="false">∨</mo>
        <mrow>
          <mo stretchy="false">¬</mo>
          <msub>
            <mi>p</mi>
            <mrow>
              <mi>y</mi>
              <mi>,</mi>
              <mi>t</mi>
              <mi>'</mi>
              <mi>,</mi>
              <mi>s</mi>
              <mi>'</mi>
            </mrow>
          </msub>
        </mrow>
      </mrow>
    </mrow>
    <annotation encoding="StarMath 5.0">{{}and{}}_{ e }^{ E } 
{{}and{}}_{ x }^{ a(e) } 
{{}and{}}_{ y&lt;&gt;x }^{ a(e) }
{{}and{}}_{ t }^{ T } 
{{}and{}}_{ s }^{ S } 
{{}and{}}_{s'}^{S} 
{{}and{}}_{t'=t-d(y)+1}^{t+d(x)-1}
neg p_{ x,t,s } or neg p_{ y,t',s' } </annotation>
  </semantics>
</math>
</file>

<file path=Object 52/content.xml><?xml version="1.0" encoding="utf-8"?>
<math xmlns="http://www.w3.org/1998/Math/MathML" display="block">
  <semantics>
    <mrow>
      <msubsup>
        <mrow>
          <mrow/>
          <mo stretchy="false">∧</mo>
          <mrow/>
        </mrow>
        <mi>p</mi>
        <mi>P</mi>
      </msubsup>
      <msubsup>
        <mrow>
          <mrow/>
          <mo stretchy="false">∧</mo>
          <mrow/>
        </mrow>
        <mi>x</mi>
        <mrow>
          <mi>b</mi>
          <mrow>
            <mo fence="true" stretchy="false">(</mo>
            <mrow>
              <mi>p</mi>
            </mrow>
            <mo fence="true" stretchy="false">)</mo>
          </mrow>
        </mrow>
      </msubsup>
      <msubsup>
        <mrow>
          <mrow/>
          <mo stretchy="false">∧</mo>
          <mrow/>
        </mrow>
        <mrow>
          <mi>y</mi>
          <mo stretchy="false">≠</mo>
          <mi>x</mi>
        </mrow>
        <mrow>
          <mi>b</mi>
          <mrow>
            <mo fence="true" stretchy="false">(</mo>
            <mrow>
              <mi>p</mi>
            </mrow>
            <mo fence="true" stretchy="false">)</mo>
          </mrow>
        </mrow>
      </msubsup>
      <msubsup>
        <mrow>
          <mrow/>
          <mo stretchy="false">∧</mo>
          <mrow/>
        </mrow>
        <mi>t</mi>
        <mi>T</mi>
      </msubsup>
      <msubsup>
        <mrow>
          <mrow/>
          <mo stretchy="false">∧</mo>
          <mrow/>
        </mrow>
        <mi>s</mi>
        <mi>S</mi>
      </msubsup>
      <msubsup>
        <mrow>
          <mrow/>
          <mo stretchy="false">∧</mo>
          <mrow/>
        </mrow>
        <mrow>
          <mi>s</mi>
          <mi>'</mi>
        </mrow>
        <mi>S</mi>
      </msubsup>
      <msubsup>
        <mrow>
          <mrow/>
          <mo stretchy="false">∧</mo>
          <mrow/>
        </mrow>
        <mrow>
          <mi>t</mi>
          <mrow>
            <mi>'</mi>
            <mo stretchy="false">=</mo>
            <mrow>
              <mi>t</mi>
              <mo stretchy="false">−</mo>
              <mi>d</mi>
            </mrow>
          </mrow>
          <mrow>
            <mrow>
              <mo fence="true" stretchy="false">(</mo>
              <mrow>
                <mi>y</mi>
              </mrow>
              <mo fence="true" stretchy="false">)</mo>
            </mrow>
            <mo stretchy="false">+</mo>
            <mn>1</mn>
          </mrow>
        </mrow>
        <mrow>
          <mrow>
            <mi>t</mi>
            <mo stretchy="false">+</mo>
            <mi>d</mi>
          </mrow>
          <mrow>
            <mrow>
              <mo fence="true" stretchy="false">(</mo>
              <mrow>
                <mi>x</mi>
              </mrow>
              <mo fence="true" stretchy="false">)</mo>
            </mrow>
            <mo stretchy="false">−</mo>
            <mn>1</mn>
          </mrow>
        </mrow>
      </msubsup>
      <mrow>
        <mrow>
          <mo stretchy="false">¬</mo>
          <msub>
            <mi>p</mi>
            <mrow>
              <mi>x</mi>
              <mi>,</mi>
              <mi>t</mi>
              <mi>,</mi>
              <mi>s</mi>
            </mrow>
          </msub>
        </mrow>
        <mo stretchy="false">∨</mo>
        <mrow>
          <mo stretchy="false">¬</mo>
          <msub>
            <mi>p</mi>
            <mrow>
              <mi>y</mi>
              <mi>,</mi>
              <mi>t</mi>
              <mi>'</mi>
              <mi>,</mi>
              <mi>s</mi>
              <mi>'</mi>
            </mrow>
          </msub>
        </mrow>
      </mrow>
    </mrow>
    <annotation encoding="StarMath 5.0">{{}and{}}_{ p }^{ P } 
{{}and{}}_{ x }^{ b(p) } 
{{}and{}}_{ y&lt;&gt;x }^{ b(p) }
{{}and{}}_{ t }^{ T } 
{{}and{}}_{ s }^{ S } 
{{}and{}}_{s'}^{S} 
{{}and{}}_{t'=t-d(y)+1}^{t+d(x)-1} 
neg p_{ x,t,s } or neg p_{ y,t',s' } 
</annotation>
  </semantics>
</math>
</file>

<file path=Object 53/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i>t</mi>
          <mo stretchy="false">=</mo>
          <msubsup>
            <mi>d</mi>
            <mn>1</mn>
            <mi>i</mi>
          </msubsup>
        </mrow>
        <msubsup>
          <mi>d</mi>
          <mn>2</mn>
          <mi>i</mi>
        </msubsup>
      </msubsup>
      <mrow>
        <mo stretchy="false">¬</mo>
        <msub>
          <mi>p</mi>
          <mrow>
            <mi>x</mi>
            <mi>,</mi>
            <mi>t</mi>
            <mi>,</mi>
            <mi>s</mi>
          </mrow>
        </msub>
      </mrow>
    </mrow>
    <annotation encoding="StarMath 5.0">{{}and{}}_{(d_1^i,d_2^i)}^{I}
{{}and{}}_{x}^{X}
{{}and{}}_{s}^{S}
{{}and{}}_{t=d_1^i}^{d_2^i}
neg p_{ x,t,s }</annotation>
  </semantics>
</math>
</file>

<file path=Object 54/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row>
            <mi>t</mi>
            <mo stretchy="false">=</mo>
            <mrow>
              <msubsup>
                <mi>d</mi>
                <mn>1</mn>
                <mi>i</mi>
              </msubsup>
              <mo stretchy="false">−</mo>
              <mi>d</mi>
            </mrow>
          </mrow>
          <mrow>
            <mrow>
              <mo fence="true" stretchy="false">(</mo>
              <mrow>
                <mi>x</mi>
              </mrow>
              <mo fence="true" stretchy="false">)</mo>
            </mrow>
            <mo stretchy="false">+</mo>
            <mn>1</mn>
          </mrow>
        </mrow>
        <mrow>
          <msub>
            <mi>d</mi>
            <mn>1</mn>
          </msub>
          <mo stretchy="false">−</mo>
          <mn>1</mn>
        </mrow>
      </msubsup>
      <mrow>
        <mo stretchy="false">¬</mo>
        <msub>
          <mi>p</mi>
          <mrow>
            <mi>x</mi>
            <mi>,</mi>
            <mi>t</mi>
            <mi>,</mi>
            <mi>s</mi>
          </mrow>
        </msub>
      </mrow>
    </mrow>
    <annotation encoding="StarMath 5.0">{{}and{}}_{(d_1^i,d_2^i)}^{I}
{{}and{}}_{x}^{X}
{{}and{}}_{s}^{S}
{{}and{}}_{t=d_1^i-d(x)+1}^{d_1-1}
neg p_{ x,t,s }</annotation>
  </semantics>
</math>
</file>

<file path=Object 55/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row>
            <mi>t</mi>
            <mo stretchy="false">=</mo>
            <mrow>
              <msubsup>
                <mi>d</mi>
                <mn>1</mn>
                <mi>i</mi>
              </msubsup>
              <mo stretchy="false">−</mo>
              <mi>d</mi>
            </mrow>
          </mrow>
          <mrow>
            <mrow>
              <mo fence="true" stretchy="false">(</mo>
              <mrow>
                <mi>x</mi>
              </mrow>
              <mo fence="true" stretchy="false">)</mo>
            </mrow>
            <mo stretchy="false">+</mo>
            <mn>1</mn>
          </mrow>
        </mrow>
        <msubsup>
          <mi>d</mi>
          <mn>2</mn>
          <mi>i</mi>
        </msubsup>
      </msubsup>
      <mrow>
        <mo stretchy="false">¬</mo>
        <msub>
          <mi>p</mi>
          <mrow>
            <mi>x</mi>
            <mi>,</mi>
            <mi>t</mi>
            <mi>,</mi>
            <mi>s</mi>
          </mrow>
        </msub>
      </mrow>
    </mrow>
    <annotation encoding="StarMath 5.0">{{}and{}}_{(d_1^i,d_2^i)}^{I}
{{}and{}}_{x}^{X}
{{}and{}}_{s}^{S}
{{}and{}}_{t=d_1^i-d(x)+1}^{d_2^i}
neg p_{ x,t,s }</annotation>
  </semantics>
</math>
</file>

<file path=Object 56/content.xml><?xml version="1.0" encoding="utf-8"?>
<math xmlns="http://www.w3.org/1998/Math/MathML" display="block">
  <semantics>
    <mrow>
      <mi>t</mi>
      <mo stretchy="false">=</mo>
      <mrow>
        <mn>1</mn>
        <mo stretchy="false">−</mo>
        <mn>2</mn>
        <mo stretchy="false">+</mo>
        <mn>1</mn>
      </mrow>
      <mo stretchy="false">=</mo>
      <mn>0</mn>
    </mrow>
    <annotation encoding="StarMath 5.0">t=1-2+1=0</annotation>
  </semantics>
</math>
</file>

<file path=Object 57/content.xml><?xml version="1.0" encoding="utf-8"?>
<math xmlns="http://www.w3.org/1998/Math/MathML" display="block">
  <semantics>
    <mrow>
      <msubsup>
        <mi>d</mi>
        <mn>2</mn>
        <mi>i</mi>
      </msubsup>
      <mo stretchy="false">=</mo>
      <mn>2</mn>
    </mrow>
    <annotation encoding="StarMath 5.0">d_2^i = 2</annotation>
  </semantics>
</math>
</file>

<file path=Object 58/content.xml><?xml version="1.0" encoding="utf-8"?>
<math xmlns="http://www.w3.org/1998/Math/MathML" display="block">
  <semantics>
    <msub>
      <mi>t</mi>
      <mn>0</mn>
    </msub>
    <annotation encoding="StarMath 5.0">t_0</annotation>
  </semantics>
</math>
</file>

<file path=Object 59/content.xml><?xml version="1.0" encoding="utf-8"?>
<math xmlns="http://www.w3.org/1998/Math/MathML" display="block">
  <semantics>
    <msub>
      <mi>t</mi>
      <mn>1</mn>
    </msub>
    <annotation encoding="StarMath 5.0">t_1</annotation>
  </semantics>
</math>
</file>

<file path=Object 6/content.xml><?xml version="1.0" encoding="utf-8"?>
<math xmlns="http://www.w3.org/1998/Math/MathML" display="block">
  <semantics>
    <mrow>
      <msub>
        <mi>x</mi>
        <mn>1</mn>
      </msub>
      <mo stretchy="false">=</mo>
      <mrow>
        <msub>
          <mi>x</mi>
          <mn>2</mn>
        </msub>
        <mo stretchy="false">∧</mo>
        <msub>
          <mi>s</mi>
          <mn>1</mn>
        </msub>
      </mrow>
      <mo stretchy="false">=</mo>
      <msub>
        <mi>s</mi>
        <mn>2</mn>
      </msub>
    </mrow>
    <annotation encoding="StarMath 5.0">x_{1} = x_{2} and s_{1} = s_{2}</annotation>
  </semantics>
</math>
</file>

<file path=Object 60/content.xml><?xml version="1.0" encoding="utf-8"?>
<math xmlns="http://www.w3.org/1998/Math/MathML" display="block">
  <semantics>
    <msub>
      <mi>t</mi>
      <mn>2</mn>
    </msub>
    <annotation encoding="StarMath 5.0">t_2</annotation>
  </semantics>
</math>
</file>

<file path=Object 61/content.xml><?xml version="1.0" encoding="utf-8"?>
<math xmlns="http://www.w3.org/1998/Math/MathML" display="block">
  <semantics>
    <msub>
      <mi>t</mi>
      <mn>3</mn>
    </msub>
    <annotation encoding="StarMath 5.0">t_3</annotation>
  </semantics>
</math>
</file>

<file path=Object 62/content.xml><?xml version="1.0" encoding="utf-8"?>
<math xmlns="http://www.w3.org/1998/Math/MathML" display="block">
  <semantics>
    <msub>
      <mi>p</mi>
      <mrow>
        <mi>x</mi>
        <mi>,</mi>
        <mi>t</mi>
        <mi>,</mi>
        <mi>s</mi>
      </mrow>
    </msub>
    <annotation encoding="StarMath 5.0">p_{x,t, s}</annotation>
  </semantics>
</math>
</file>

<file path=Object 63/content.xml><?xml version="1.0" encoding="utf-8"?>
<math xmlns="http://www.w3.org/1998/Math/MathML" display="block">
  <semantics>
    <msub>
      <mi>p</mi>
      <mrow>
        <mi>y</mi>
        <mi>,</mi>
        <mrow>
          <mi>t</mi>
          <mo stretchy="false">+</mo>
          <mn>1,</mn>
        </mrow>
        <mi>s</mi>
        <mi>'</mi>
      </mrow>
    </msub>
    <annotation encoding="StarMath 5.0">p_{y,t+1, s'}</annotation>
  </semantics>
</math>
</file>

<file path=Object 64/content.xml><?xml version="1.0" encoding="utf-8"?>
<math xmlns="http://www.w3.org/1998/Math/MathML" display="block">
  <semantics>
    <msub>
      <mi>t</mi>
      <mn>0</mn>
    </msub>
    <annotation encoding="StarMath 5.0">t_0</annotation>
  </semantics>
</math>
</file>

<file path=Object 65/content.xml><?xml version="1.0" encoding="utf-8"?>
<math xmlns="http://www.w3.org/1998/Math/MathML" display="block">
  <semantics>
    <msub>
      <mi>t</mi>
      <mn>1</mn>
    </msub>
    <annotation encoding="StarMath 5.0">t_1</annotation>
  </semantics>
</math>
</file>

<file path=Object 66/content.xml><?xml version="1.0" encoding="utf-8"?>
<math xmlns="http://www.w3.org/1998/Math/MathML" display="block">
  <semantics>
    <msub>
      <mi>t</mi>
      <mn>2</mn>
    </msub>
    <annotation encoding="StarMath 5.0">t_2</annotation>
  </semantics>
</math>
</file>

<file path=Object 67/content.xml><?xml version="1.0" encoding="utf-8"?>
<math xmlns="http://www.w3.org/1998/Math/MathML" display="block">
  <semantics>
    <msub>
      <mi>p</mi>
      <mrow>
        <mi>y</mi>
        <mi>,</mi>
        <mrow>
          <mi>t</mi>
          <mo stretchy="false">+</mo>
          <mn>2,</mn>
        </mrow>
        <mi>s</mi>
        <mi>'</mi>
      </mrow>
    </msub>
    <annotation encoding="StarMath 5.0">p_{y,t+2, s'}</annotation>
  </semantics>
</math>
</file>

<file path=Object 7/content.xml><?xml version="1.0" encoding="utf-8"?>
<math xmlns="http://www.w3.org/1998/Math/MathML" display="block">
  <semantics>
    <msub>
      <mi>p</mi>
      <mn>0,0,0</mn>
    </msub>
    <annotation encoding="StarMath 5.0">p_{ 0,0,0 }</annotation>
  </semantics>
</math>
</file>

<file path=Object 8/content.xml><?xml version="1.0" encoding="utf-8"?>
<math xmlns="http://www.w3.org/1998/Math/MathML" display="block">
  <semantics>
    <mrow>
      <mrow>
        <msub>
          <mi>x</mi>
          <mn>1</mn>
        </msub>
        <mo stretchy="false">∈</mo>
        <mi>a</mi>
      </mrow>
      <mrow>
        <mrow>
          <mrow>
            <mo fence="true" stretchy="false">(</mo>
            <mrow>
              <mi>e</mi>
            </mrow>
            <mo fence="true" stretchy="false">)</mo>
          </mrow>
          <mo stretchy="false">∧</mo>
          <msub>
            <mi>x</mi>
            <mn>2</mn>
          </msub>
        </mrow>
        <mo stretchy="false">∈</mo>
        <mi>a</mi>
      </mrow>
      <mrow>
        <mrow>
          <mo fence="true" stretchy="false">(</mo>
          <mrow>
            <mi>e</mi>
          </mrow>
          <mo fence="true" stretchy="false">)</mo>
        </mrow>
        <mo stretchy="false">∧</mo>
        <mi>μ</mi>
      </mrow>
      <mrow>
        <mrow>
          <mo fence="true" stretchy="false">(</mo>
          <mrow>
            <msub>
              <mi>x</mi>
              <mn>1</mn>
            </msub>
          </mrow>
          <mo fence="true" stretchy="false">)</mo>
        </mrow>
        <mo stretchy="false">=</mo>
        <mrow>
          <mrow>
            <mo fence="true" stretchy="false">(</mo>
            <mrow>
              <mrow>
                <msub>
                  <mi>s</mi>
                  <mn>1</mn>
                </msub>
                <mi>,</mi>
                <mi>t</mi>
              </mrow>
            </mrow>
            <mo fence="true" stretchy="false">)</mo>
          </mrow>
          <mo stretchy="false">∧</mo>
          <mi>μ</mi>
        </mrow>
      </mrow>
      <mrow>
        <mrow>
          <mo fence="true" stretchy="false">(</mo>
          <mrow>
            <msub>
              <mi>x</mi>
              <mn>2</mn>
            </msub>
          </mrow>
          <mo fence="true" stretchy="false">)</mo>
        </mrow>
        <mo stretchy="false">=</mo>
        <mrow>
          <mo fence="true" stretchy="false">(</mo>
          <mrow>
            <mrow>
              <msub>
                <mi>s</mi>
                <mn>2</mn>
              </msub>
              <mi>,</mi>
              <mi>t</mi>
            </mrow>
          </mrow>
          <mo fence="true" stretchy="false">)</mo>
        </mrow>
      </mrow>
    </mrow>
    <annotation encoding="StarMath 5.0">x_1 in a( e ) and x_2 in a( e ) and μ( x_1 )=( s_1 ,t ) and μ( x_2 )=( s_2 ,t )</annotation>
  </semantics>
</math>
</file>

<file path=Object 9/content.xml><?xml version="1.0" encoding="utf-8"?>
<math xmlns="http://www.w3.org/1998/Math/MathML" display="block">
  <semantics>
    <mrow>
      <mo stretchy="false">∀</mo>
      <mrow>
        <mi>p</mi>
        <mo stretchy="false">∈</mo>
        <mi>P</mi>
      </mrow>
      <mi>,</mi>
      <mo stretchy="false">∀</mo>
      <msub>
        <mi>x</mi>
        <mn>1</mn>
      </msub>
      <mi>,</mi>
      <mrow>
        <msub>
          <mi>x</mi>
          <mn>2</mn>
        </msub>
        <mo stretchy="false">∈</mo>
        <mi>X</mi>
      </mrow>
      <mi>,</mi>
      <mo stretchy="false">∀</mo>
      <mrow>
        <mi>t</mi>
        <mo stretchy="false">∈</mo>
        <mrow>
          <mo fence="true" stretchy="false">(</mo>
          <mrow>
            <mrow>
              <mn>1.</mn>
              <mn>.</mn>
              <mi>T</mi>
            </mrow>
          </mrow>
          <mo fence="true" stretchy="false">)</mo>
        </mrow>
      </mrow>
    </mrow>
    <annotation encoding="StarMath 5.0">forall p in P, forall x_1 ,x_2 in X, forall t in (1..T)</annotation>
  </semantics>
</math>
</file>